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ultiple_hz" table:style-name="ta1">
        <table:shapes>
          <draw:frame draw:z-index="0" draw:style-name="gr1" draw:text-style-name="P1" svg:width="6138.43pt" svg:height="1548.79pt" svg:x="803.25pt" svg:y="507.74pt">
            <loext:p draw:notify-on-update-of-ranges="Multiple_hz.C22:Multiple_hz.C271 Multiple_hz.F22:Multiple_hz.F2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MiRo LightRing 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tloader 1.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biOS 2.6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rd ID: 36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rting robo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ing robo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 ini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 I2S -&gt; sleep 1s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ibiOS/RT Sh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&gt; before start DM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 DMA -&gt; sleep 1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cle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<text:s/>k</text:p>
          </table:table-cell>
          <table:table-cell office:value-type="string" calcext:value-type="string">
            <text:p><text:s/>frequency</text:p>
          </table:table-cell>
          <table:table-cell table:number-columns-repeated="2" office:value-type="string" calcext:value-type="string">
            <text:p><text:s/>d1</text:p>
          </table:table-cell>
          <table:table-cell office:value-type="string" calcext:value-type="string">
            <text:p><text:s/>i2s_fft_buf[k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12825" calcext:value-type="float">
            <text:p>64.12825</text:p>
          </table:table-cell>
          <table:table-cell office:value-type="float" office:value="-1610" calcext:value-type="float">
            <text:p>-1610</text:p>
          </table:table-cell>
          <table:table-cell office:value-type="string" calcext:value-type="string">
            <text:p>FFFFF9B6</text:p>
          </table:table-cell>
          <table:table-cell office:value-type="float" office:value="2813.6831" calcext:value-type="float">
            <text:p>2813.6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.25651" calcext:value-type="float">
            <text:p>128.25651</text:p>
          </table:table-cell>
          <table:table-cell office:value-type="float" office:value="-1607" calcext:value-type="float">
            <text:p>-1607</text:p>
          </table:table-cell>
          <table:table-cell office:value-type="string" calcext:value-type="string">
            <text:p>FFFFF9B9</text:p>
          </table:table-cell>
          <table:table-cell office:value-type="float" office:value="1665.1156" calcext:value-type="float">
            <text:p>1665.1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2.38476" calcext:value-type="float">
            <text:p>192.38476</text:p>
          </table:table-cell>
          <table:table-cell office:value-type="float" office:value="-1604" calcext:value-type="float">
            <text:p>-1604</text:p>
          </table:table-cell>
          <table:table-cell office:value-type="string" calcext:value-type="string">
            <text:p>FFFFF9BC</text:p>
          </table:table-cell>
          <table:table-cell office:value-type="float" office:value="1161.60668" calcext:value-type="float">
            <text:p>1161.606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56.51303" calcext:value-type="float">
            <text:p>256.51303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FFFFF9C0</text:p>
          </table:table-cell>
          <table:table-cell office:value-type="float" office:value="4364.67626" calcext:value-type="float">
            <text:p>4364.676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20.64129" calcext:value-type="float">
            <text:p>320.64129</text:p>
          </table:table-cell>
          <table:table-cell office:value-type="float" office:value="-1598" calcext:value-type="float">
            <text:p>-1598</text:p>
          </table:table-cell>
          <table:table-cell office:value-type="string" calcext:value-type="string">
            <text:p>FFFFF9C2</text:p>
          </table:table-cell>
          <table:table-cell office:value-type="float" office:value="1530.23266" calcext:value-type="float">
            <text:p>1530.232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84.76953" calcext:value-type="float">
            <text:p>384.76953</text:p>
          </table:table-cell>
          <table:table-cell office:value-type="float" office:value="-1595" calcext:value-type="float">
            <text:p>-1595</text:p>
          </table:table-cell>
          <table:table-cell office:value-type="string" calcext:value-type="string">
            <text:p>FFFFF9C5</text:p>
          </table:table-cell>
          <table:table-cell office:value-type="float" office:value="4707.48242" calcext:value-type="float">
            <text:p>4707.482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48.89779" calcext:value-type="float">
            <text:p>448.89779</text:p>
          </table:table-cell>
          <table:table-cell office:value-type="float" office:value="-1590" calcext:value-type="float">
            <text:p>-1590</text:p>
          </table:table-cell>
          <table:table-cell office:value-type="string" calcext:value-type="string">
            <text:p>FFFFF9CA</text:p>
          </table:table-cell>
          <table:table-cell office:value-type="float" office:value="7227.14013" calcext:value-type="float">
            <text:p>7227.140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13.02606" calcext:value-type="float">
            <text:p>513.02606</text:p>
          </table:table-cell>
          <table:table-cell office:value-type="float" office:value="-1586" calcext:value-type="float">
            <text:p>-1586</text:p>
          </table:table-cell>
          <table:table-cell office:value-type="string" calcext:value-type="string">
            <text:p>FFFFF9CE</text:p>
          </table:table-cell>
          <table:table-cell office:value-type="float" office:value="4522.37548" calcext:value-type="float">
            <text:p>4522.375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77.15429" calcext:value-type="float">
            <text:p>577.15429</text:p>
          </table:table-cell>
          <table:table-cell office:value-type="float" office:value="-1580" calcext:value-type="float">
            <text:p>-1580</text:p>
          </table:table-cell>
          <table:table-cell office:value-type="string" calcext:value-type="string">
            <text:p>FFFFF9D4</text:p>
          </table:table-cell>
          <table:table-cell office:value-type="float" office:value="2527.48388" calcext:value-type="float">
            <text:p>2527.483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41.28259" calcext:value-type="float">
            <text:p>641.28259</text:p>
          </table:table-cell>
          <table:table-cell office:value-type="float" office:value="-1576" calcext:value-type="float">
            <text:p>-1576</text:p>
          </table:table-cell>
          <table:table-cell office:value-type="string" calcext:value-type="string">
            <text:p>FFFFF9D8</text:p>
          </table:table-cell>
          <table:table-cell office:value-type="float" office:value="833.05133" calcext:value-type="float">
            <text:p>833.051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05.41082" calcext:value-type="float">
            <text:p>705.41082</text:p>
          </table:table-cell>
          <table:table-cell office:value-type="float" office:value="-1574" calcext:value-type="float">
            <text:p>-1574</text:p>
          </table:table-cell>
          <table:table-cell office:value-type="string" calcext:value-type="string">
            <text:p>FFFFF9DA</text:p>
          </table:table-cell>
          <table:table-cell office:value-type="float" office:value="2321.18701" calcext:value-type="float">
            <text:p>2321.187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69.53906" calcext:value-type="float">
            <text:p>769.53906</text:p>
          </table:table-cell>
          <table:table-cell office:value-type="float" office:value="-1571" calcext:value-type="float">
            <text:p>-1571</text:p>
          </table:table-cell>
          <table:table-cell office:value-type="string" calcext:value-type="string">
            <text:p>FFFFF9DD</text:p>
          </table:table-cell>
          <table:table-cell office:value-type="float" office:value="2387.29077" calcext:value-type="float">
            <text:p>2387.290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833.66735" calcext:value-type="float">
            <text:p>833.66735</text:p>
          </table:table-cell>
          <table:table-cell office:value-type="float" office:value="-1569" calcext:value-type="float">
            <text:p>-1569</text:p>
          </table:table-cell>
          <table:table-cell office:value-type="string" calcext:value-type="string">
            <text:p>FFFFF9DF</text:p>
          </table:table-cell>
          <table:table-cell office:value-type="float" office:value="1291.66442" calcext:value-type="float">
            <text:p>1291.664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897.79559" calcext:value-type="float">
            <text:p>897.79559</text:p>
          </table:table-cell>
          <table:table-cell office:value-type="float" office:value="-1566" calcext:value-type="float">
            <text:p>-1566</text:p>
          </table:table-cell>
          <table:table-cell office:value-type="string" calcext:value-type="string">
            <text:p>FFFFF9E2</text:p>
          </table:table-cell>
          <table:table-cell office:value-type="float" office:value="1654.37377" calcext:value-type="float">
            <text:p>1654.373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961.92382" calcext:value-type="float">
            <text:p>961.92382</text:p>
          </table:table-cell>
          <table:table-cell office:value-type="float" office:value="-1562" calcext:value-type="float">
            <text:p>-1562</text:p>
          </table:table-cell>
          <table:table-cell office:value-type="string" calcext:value-type="string">
            <text:p>FFFFF9E6</text:p>
          </table:table-cell>
          <table:table-cell office:value-type="float" office:value="2175.54418" calcext:value-type="float">
            <text:p>2175.544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26.05212" calcext:value-type="float">
            <text:p>1026.05212</text:p>
          </table:table-cell>
          <table:table-cell office:value-type="float" office:value="-1559" calcext:value-type="float">
            <text:p>-1559</text:p>
          </table:table-cell>
          <table:table-cell office:value-type="string" calcext:value-type="string">
            <text:p>FFFFF9E9</text:p>
          </table:table-cell>
          <table:table-cell office:value-type="float" office:value="1581.78686" calcext:value-type="float">
            <text:p>1581.786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090.18041" calcext:value-type="float">
            <text:p>1090.18041</text:p>
          </table:table-cell>
          <table:table-cell office:value-type="float" office:value="-1556" calcext:value-type="float">
            <text:p>-1556</text:p>
          </table:table-cell>
          <table:table-cell office:value-type="string" calcext:value-type="string">
            <text:p>FFFFF9EC</text:p>
          </table:table-cell>
          <table:table-cell office:value-type="float" office:value="1241.93127" calcext:value-type="float">
            <text:p>1241.931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154.30859" calcext:value-type="float">
            <text:p>1154.30859</text:p>
          </table:table-cell>
          <table:table-cell office:value-type="float" office:value="-1553" calcext:value-type="float">
            <text:p>-1553</text:p>
          </table:table-cell>
          <table:table-cell office:value-type="string" calcext:value-type="string">
            <text:p>FFFFF9EF</text:p>
          </table:table-cell>
          <table:table-cell office:value-type="float" office:value="1930.2445" calcext:value-type="float">
            <text:p>1930.24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218.43688" calcext:value-type="float">
            <text:p>1218.43688</text:p>
          </table:table-cell>
          <table:table-cell office:value-type="float" office:value="-1550" calcext:value-type="float">
            <text:p>-1550</text:p>
          </table:table-cell>
          <table:table-cell office:value-type="string" calcext:value-type="string">
            <text:p>FFFFF9F2</text:p>
          </table:table-cell>
          <table:table-cell office:value-type="float" office:value="1865.05834" calcext:value-type="float">
            <text:p>1865.058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282.56518" calcext:value-type="float">
            <text:p>1282.56518</text:p>
          </table:table-cell>
          <table:table-cell office:value-type="float" office:value="-1547" calcext:value-type="float">
            <text:p>-1547</text:p>
          </table:table-cell>
          <table:table-cell office:value-type="string" calcext:value-type="string">
            <text:p>FFFFF9F5</text:p>
          </table:table-cell>
          <table:table-cell office:value-type="float" office:value="1139.85253" calcext:value-type="float">
            <text:p>1139.852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346.69335" calcext:value-type="float">
            <text:p>1346.69335</text:p>
          </table:table-cell>
          <table:table-cell office:value-type="float" office:value="-1543" calcext:value-type="float">
            <text:p>-1543</text:p>
          </table:table-cell>
          <table:table-cell office:value-type="string" calcext:value-type="string">
            <text:p>FFFFF9F9</text:p>
          </table:table-cell>
          <table:table-cell office:value-type="float" office:value="1596.73083" calcext:value-type="float">
            <text:p>1596.730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410.82165" calcext:value-type="float">
            <text:p>1410.82165</text:p>
          </table:table-cell>
          <table:table-cell office:value-type="float" office:value="-1543" calcext:value-type="float">
            <text:p>-1543</text:p>
          </table:table-cell>
          <table:table-cell office:value-type="string" calcext:value-type="string">
            <text:p>FFFFF9F9</text:p>
          </table:table-cell>
          <table:table-cell office:value-type="float" office:value="2008.65905" calcext:value-type="float">
            <text:p>2008.659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474.94995" calcext:value-type="float">
            <text:p>1474.94995</text:p>
          </table:table-cell>
          <table:table-cell office:value-type="float" office:value="-1542" calcext:value-type="float">
            <text:p>-1542</text:p>
          </table:table-cell>
          <table:table-cell office:value-type="string" calcext:value-type="string">
            <text:p>FFFFF9FA</text:p>
          </table:table-cell>
          <table:table-cell office:value-type="float" office:value="1599.20544" calcext:value-type="float">
            <text:p>1599.205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539.07812" calcext:value-type="float">
            <text:p>1539.07812</text:p>
          </table:table-cell>
          <table:table-cell office:value-type="float" office:value="-1542" calcext:value-type="float">
            <text:p>-1542</text:p>
          </table:table-cell>
          <table:table-cell office:value-type="string" calcext:value-type="string">
            <text:p>FFFFF9FA</text:p>
          </table:table-cell>
          <table:table-cell office:value-type="float" office:value="1313.00671" calcext:value-type="float">
            <text:p>1313.006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1603.20642" calcext:value-type="float">
            <text:p>1603.20642</text:p>
          </table:table-cell>
          <table:table-cell office:value-type="float" office:value="-1542" calcext:value-type="float">
            <text:p>-1542</text:p>
          </table:table-cell>
          <table:table-cell office:value-type="string" calcext:value-type="string">
            <text:p>FFFFF9FA</text:p>
          </table:table-cell>
          <table:table-cell office:value-type="float" office:value="1793.45263" calcext:value-type="float">
            <text:p>1793.452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1667.33471" calcext:value-type="float">
            <text:p>1667.33471</text:p>
          </table:table-cell>
          <table:table-cell office:value-type="float" office:value="-1542" calcext:value-type="float">
            <text:p>-1542</text:p>
          </table:table-cell>
          <table:table-cell office:value-type="string" calcext:value-type="string">
            <text:p>FFFFF9FA</text:p>
          </table:table-cell>
          <table:table-cell office:value-type="float" office:value="1763.26855" calcext:value-type="float">
            <text:p>1763.268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731.46289" calcext:value-type="float">
            <text:p>1731.46289</text:p>
          </table:table-cell>
          <table:table-cell office:value-type="float" office:value="-1541" calcext:value-type="float">
            <text:p>-1541</text:p>
          </table:table-cell>
          <table:table-cell office:value-type="string" calcext:value-type="string">
            <text:p>FFFFF9FB</text:p>
          </table:table-cell>
          <table:table-cell office:value-type="float" office:value="1371.3562" calcext:value-type="float">
            <text:p>1371.35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1795.59118" calcext:value-type="float">
            <text:p>1795.59118</text:p>
          </table:table-cell>
          <table:table-cell office:value-type="float" office:value="-1540" calcext:value-type="float">
            <text:p>-1540</text:p>
          </table:table-cell>
          <table:table-cell office:value-type="string" calcext:value-type="string">
            <text:p>FFFFF9FC</text:p>
          </table:table-cell>
          <table:table-cell office:value-type="float" office:value="1585.63391" calcext:value-type="float">
            <text:p>1585.633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859.71948" calcext:value-type="float">
            <text:p>1859.71948</text:p>
          </table:table-cell>
          <table:table-cell office:value-type="float" office:value="-1539" calcext:value-type="float">
            <text:p>-1539</text:p>
          </table:table-cell>
          <table:table-cell office:value-type="string" calcext:value-type="string">
            <text:p>FFFFF9FD</text:p>
          </table:table-cell>
          <table:table-cell office:value-type="float" office:value="1850.62573" calcext:value-type="float">
            <text:p>1850.625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923.84765" calcext:value-type="float">
            <text:p>1923.84765</text:p>
          </table:table-cell>
          <table:table-cell office:value-type="float" office:value="-1540" calcext:value-type="float">
            <text:p>-1540</text:p>
          </table:table-cell>
          <table:table-cell office:value-type="string" calcext:value-type="string">
            <text:p>FFFFF9FC</text:p>
          </table:table-cell>
          <table:table-cell office:value-type="float" office:value="1560.98461" calcext:value-type="float">
            <text:p>1560.984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987.97595" calcext:value-type="float">
            <text:p>1987.97595</text:p>
          </table:table-cell>
          <table:table-cell office:value-type="float" office:value="-1540" calcext:value-type="float">
            <text:p>-1540</text:p>
          </table:table-cell>
          <table:table-cell office:value-type="string" calcext:value-type="string">
            <text:p>FFFFF9FC</text:p>
          </table:table-cell>
          <table:table-cell office:value-type="float" office:value="1425.82067" calcext:value-type="float">
            <text:p>1425.820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052.10424" calcext:value-type="float">
            <text:p>2052.10424</text:p>
          </table:table-cell>
          <table:table-cell office:value-type="float" office:value="-1539" calcext:value-type="float">
            <text:p>-1539</text:p>
          </table:table-cell>
          <table:table-cell office:value-type="string" calcext:value-type="string">
            <text:p>FFFFF9FD</text:p>
          </table:table-cell>
          <table:table-cell office:value-type="float" office:value="1724.78637" calcext:value-type="float">
            <text:p>1724.786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116.23242" calcext:value-type="float">
            <text:p>2116.23242</text:p>
          </table:table-cell>
          <table:table-cell office:value-type="float" office:value="-1540" calcext:value-type="float">
            <text:p>-1540</text:p>
          </table:table-cell>
          <table:table-cell office:value-type="string" calcext:value-type="string">
            <text:p>FFFFF9FC</text:p>
          </table:table-cell>
          <table:table-cell office:value-type="float" office:value="1723.94812" calcext:value-type="float">
            <text:p>1723.948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180.36083" calcext:value-type="float">
            <text:p>2180.36083</text:p>
          </table:table-cell>
          <table:table-cell office:value-type="float" office:value="-1543" calcext:value-type="float">
            <text:p>-1543</text:p>
          </table:table-cell>
          <table:table-cell office:value-type="string" calcext:value-type="string">
            <text:p>FFFFF9F9</text:p>
          </table:table-cell>
          <table:table-cell office:value-type="float" office:value="1381.65551" calcext:value-type="float">
            <text:p>1381.655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2244.48901" calcext:value-type="float">
            <text:p>2244.48901</text:p>
          </table:table-cell>
          <table:table-cell office:value-type="float" office:value="-1545" calcext:value-type="float">
            <text:p>-1545</text:p>
          </table:table-cell>
          <table:table-cell office:value-type="string" calcext:value-type="string">
            <text:p>FFFFF9F7</text:p>
          </table:table-cell>
          <table:table-cell office:value-type="float" office:value="1564.14782" calcext:value-type="float">
            <text:p>1564.147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2308.61718" calcext:value-type="float">
            <text:p>2308.61718</text:p>
          </table:table-cell>
          <table:table-cell office:value-type="float" office:value="-1547" calcext:value-type="float">
            <text:p>-1547</text:p>
          </table:table-cell>
          <table:table-cell office:value-type="string" calcext:value-type="string">
            <text:p>FFFFF9F5</text:p>
          </table:table-cell>
          <table:table-cell office:value-type="float" office:value="1782.60131" calcext:value-type="float">
            <text:p>1782.601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2372.7456" calcext:value-type="float">
            <text:p>2372.7456</text:p>
          </table:table-cell>
          <table:table-cell office:value-type="float" office:value="-1549" calcext:value-type="float">
            <text:p>-1549</text:p>
          </table:table-cell>
          <table:table-cell office:value-type="string" calcext:value-type="string">
            <text:p>FFFFF9F3</text:p>
          </table:table-cell>
          <table:table-cell office:value-type="float" office:value="1548.60241" calcext:value-type="float">
            <text:p>1548.602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2436.87377" calcext:value-type="float">
            <text:p>2436.87377</text:p>
          </table:table-cell>
          <table:table-cell office:value-type="float" office:value="-1550" calcext:value-type="float">
            <text:p>-1550</text:p>
          </table:table-cell>
          <table:table-cell office:value-type="string" calcext:value-type="string">
            <text:p>FFFFF9F2</text:p>
          </table:table-cell>
          <table:table-cell office:value-type="float" office:value="1471.05139" calcext:value-type="float">
            <text:p>1471.051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2501.00195" calcext:value-type="float">
            <text:p>2501.00195</text:p>
          </table:table-cell>
          <table:table-cell office:value-type="float" office:value="-1553" calcext:value-type="float">
            <text:p>-1553</text:p>
          </table:table-cell>
          <table:table-cell office:value-type="string" calcext:value-type="string">
            <text:p>FFFFF9EF</text:p>
          </table:table-cell>
          <table:table-cell office:value-type="float" office:value="1734.00854" calcext:value-type="float">
            <text:p>1734.008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2565.13037" calcext:value-type="float">
            <text:p>2565.13037</text:p>
          </table:table-cell>
          <table:table-cell office:value-type="float" office:value="-1555" calcext:value-type="float">
            <text:p>-1555</text:p>
          </table:table-cell>
          <table:table-cell office:value-type="string" calcext:value-type="string">
            <text:p>FFFFF9ED</text:p>
          </table:table-cell>
          <table:table-cell office:value-type="float" office:value="1774.10766" calcext:value-type="float">
            <text:p>1774.107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2629.25854" calcext:value-type="float">
            <text:p>2629.25854</text:p>
          </table:table-cell>
          <table:table-cell office:value-type="float" office:value="-1557" calcext:value-type="float">
            <text:p>-1557</text:p>
          </table:table-cell>
          <table:table-cell office:value-type="string" calcext:value-type="string">
            <text:p>FFFFF9EB</text:p>
          </table:table-cell>
          <table:table-cell office:value-type="float" office:value="1449.72692" calcext:value-type="float">
            <text:p>1449.726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2693.38671" calcext:value-type="float">
            <text:p>2693.38671</text:p>
          </table:table-cell>
          <table:table-cell office:value-type="float" office:value="-1559" calcext:value-type="float">
            <text:p>-1559</text:p>
          </table:table-cell>
          <table:table-cell office:value-type="string" calcext:value-type="string">
            <text:p>FFFFF9E9</text:p>
          </table:table-cell>
          <table:table-cell office:value-type="float" office:value="1546.30541" calcext:value-type="float">
            <text:p>1546.305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2757.51513" calcext:value-type="float">
            <text:p>2757.51513</text:p>
          </table:table-cell>
          <table:table-cell office:value-type="float" office:value="-1560" calcext:value-type="float">
            <text:p>-1560</text:p>
          </table:table-cell>
          <table:table-cell office:value-type="string" calcext:value-type="string">
            <text:p>FFFFF9E8</text:p>
          </table:table-cell>
          <table:table-cell office:value-type="float" office:value="1748.88269" calcext:value-type="float">
            <text:p>1748.882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2821.64331" calcext:value-type="float">
            <text:p>2821.64331</text:p>
          </table:table-cell>
          <table:table-cell office:value-type="float" office:value="-1561" calcext:value-type="float">
            <text:p>-1561</text:p>
          </table:table-cell>
          <table:table-cell office:value-type="string" calcext:value-type="string">
            <text:p>FFFFF9E7</text:p>
          </table:table-cell>
          <table:table-cell office:value-type="float" office:value="1486.15698" calcext:value-type="float">
            <text:p>1486.156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2885.77148" calcext:value-type="float">
            <text:p>2885.77148</text:p>
          </table:table-cell>
          <table:table-cell office:value-type="float" office:value="-1563" calcext:value-type="float">
            <text:p>-1563</text:p>
          </table:table-cell>
          <table:table-cell office:value-type="string" calcext:value-type="string">
            <text:p>FFFFF9E5</text:p>
          </table:table-cell>
          <table:table-cell office:value-type="float" office:value="1414.9519" calcext:value-type="float">
            <text:p>1414.95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2949.8999" calcext:value-type="float">
            <text:p>2949.8999</text:p>
          </table:table-cell>
          <table:table-cell office:value-type="float" office:value="-1566" calcext:value-type="float">
            <text:p>-1566</text:p>
          </table:table-cell>
          <table:table-cell office:value-type="string" calcext:value-type="string">
            <text:p>FFFFF9E2</text:p>
          </table:table-cell>
          <table:table-cell office:value-type="float" office:value="1680.10241" calcext:value-type="float">
            <text:p>1680.102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014.02807" calcext:value-type="float">
            <text:p>3014.02807</text:p>
          </table:table-cell>
          <table:table-cell office:value-type="float" office:value="-1570" calcext:value-type="float">
            <text:p>-1570</text:p>
          </table:table-cell>
          <table:table-cell office:value-type="string" calcext:value-type="string">
            <text:p>FFFFF9DE</text:p>
          </table:table-cell>
          <table:table-cell office:value-type="float" office:value="1613.77392" calcext:value-type="float">
            <text:p>1613.773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3078.15625" calcext:value-type="float">
            <text:p>3078.15625</text:p>
          </table:table-cell>
          <table:table-cell office:value-type="float" office:value="-1573" calcext:value-type="float">
            <text:p>-1573</text:p>
          </table:table-cell>
          <table:table-cell office:value-type="string" calcext:value-type="string">
            <text:p>FFFFF9DB</text:p>
          </table:table-cell>
          <table:table-cell office:value-type="float" office:value="1309.71008" calcext:value-type="float">
            <text:p>1309.710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3142.28466" calcext:value-type="float">
            <text:p>3142.28466</text:p>
          </table:table-cell>
          <table:table-cell office:value-type="float" office:value="-1575" calcext:value-type="float">
            <text:p>-1575</text:p>
          </table:table-cell>
          <table:table-cell office:value-type="string" calcext:value-type="string">
            <text:p>FFFFF9D9</text:p>
          </table:table-cell>
          <table:table-cell office:value-type="float" office:value="1573.05615" calcext:value-type="float">
            <text:p>1573.056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3206.41284" calcext:value-type="float">
            <text:p>3206.41284</text:p>
          </table:table-cell>
          <table:table-cell office:value-type="float" office:value="-1575" calcext:value-type="float">
            <text:p>-1575</text:p>
          </table:table-cell>
          <table:table-cell office:value-type="string" calcext:value-type="string">
            <text:p>FFFFF9D9</text:p>
          </table:table-cell>
          <table:table-cell office:value-type="float" office:value="1754.68835" calcext:value-type="float">
            <text:p>1754.688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3270.54101" calcext:value-type="float">
            <text:p>3270.54101</text:p>
          </table:table-cell>
          <table:table-cell office:value-type="float" office:value="-1577" calcext:value-type="float">
            <text:p>-1577</text:p>
          </table:table-cell>
          <table:table-cell office:value-type="string" calcext:value-type="string">
            <text:p>FFFFF9D7</text:p>
          </table:table-cell>
          <table:table-cell office:value-type="float" office:value="1494.82666" calcext:value-type="float">
            <text:p>1494.826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3334.66943" calcext:value-type="float">
            <text:p>3334.66943</text:p>
          </table:table-cell>
          <table:table-cell office:value-type="float" office:value="-1579" calcext:value-type="float">
            <text:p>-1579</text:p>
          </table:table-cell>
          <table:table-cell office:value-type="string" calcext:value-type="string">
            <text:p>FFFFF9D5</text:p>
          </table:table-cell>
          <table:table-cell office:value-type="float" office:value="1468.71044" calcext:value-type="float">
            <text:p>1468.710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3398.7976" calcext:value-type="float">
            <text:p>3398.7976</text:p>
          </table:table-cell>
          <table:table-cell office:value-type="float" office:value="-1581" calcext:value-type="float">
            <text:p>-1581</text:p>
          </table:table-cell>
          <table:table-cell office:value-type="string" calcext:value-type="string">
            <text:p>FFFFF9D3</text:p>
          </table:table-cell>
          <table:table-cell office:value-type="float" office:value="1681.94287" calcext:value-type="float">
            <text:p>1681.942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3462.92578" calcext:value-type="float">
            <text:p>3462.92578</text:p>
          </table:table-cell>
          <table:table-cell office:value-type="float" office:value="-1583" calcext:value-type="float">
            <text:p>-1583</text:p>
          </table:table-cell>
          <table:table-cell office:value-type="string" calcext:value-type="string">
            <text:p>FFFFF9D1</text:p>
          </table:table-cell>
          <table:table-cell office:value-type="float" office:value="1642.65869" calcext:value-type="float">
            <text:p>1642.6586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office:value-type="float" office:value="3527.05419" calcext:value-type="float">
            <text:p>3527.05419</text:p>
          </table:table-cell>
          <table:table-cell office:value-type="float" office:value="-1583" calcext:value-type="float">
            <text:p>-1583</text:p>
          </table:table-cell>
          <table:table-cell office:value-type="string" calcext:value-type="string">
            <text:p>FFFFF9D1</text:p>
          </table:table-cell>
          <table:table-cell office:value-type="float" office:value="1423.84692" calcext:value-type="float">
            <text:p>1423.846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office:value-type="float" office:value="3591.18237" calcext:value-type="float">
            <text:p>3591.18237</text:p>
          </table:table-cell>
          <table:table-cell office:value-type="float" office:value="-1585" calcext:value-type="float">
            <text:p>-1585</text:p>
          </table:table-cell>
          <table:table-cell office:value-type="string" calcext:value-type="string">
            <text:p>FFFFF9CF</text:p>
          </table:table-cell>
          <table:table-cell office:value-type="float" office:value="1579.34375" calcext:value-type="float">
            <text:p>1579.343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3655.31054" calcext:value-type="float">
            <text:p>3655.31054</text:p>
          </table:table-cell>
          <table:table-cell office:value-type="float" office:value="-1586" calcext:value-type="float">
            <text:p>-1586</text:p>
          </table:table-cell>
          <table:table-cell office:value-type="string" calcext:value-type="string">
            <text:p>FFFFF9CE</text:p>
          </table:table-cell>
          <table:table-cell office:value-type="float" office:value="1706.43518" calcext:value-type="float">
            <text:p>1706.435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3719.43896" calcext:value-type="float">
            <text:p>3719.43896</text:p>
          </table:table-cell>
          <table:table-cell office:value-type="float" office:value="-1587" calcext:value-type="float">
            <text:p>-1587</text:p>
          </table:table-cell>
          <table:table-cell office:value-type="string" calcext:value-type="string">
            <text:p>FFFFF9CD</text:p>
          </table:table-cell>
          <table:table-cell office:value-type="float" office:value="1517.48583" calcext:value-type="float">
            <text:p>1517.485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3783.56713" calcext:value-type="float">
            <text:p>3783.56713</text:p>
          </table:table-cell>
          <table:table-cell office:value-type="float" office:value="-1588" calcext:value-type="float">
            <text:p>-1588</text:p>
          </table:table-cell>
          <table:table-cell office:value-type="string" calcext:value-type="string">
            <text:p>FFFFF9CC</text:p>
          </table:table-cell>
          <table:table-cell office:value-type="float" office:value="1483.5321" calcext:value-type="float">
            <text:p>1483.53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3847.69531" calcext:value-type="float">
            <text:p>3847.69531</text:p>
          </table:table-cell>
          <table:table-cell office:value-type="float" office:value="-1589" calcext:value-type="float">
            <text:p>-1589</text:p>
          </table:table-cell>
          <table:table-cell office:value-type="string" calcext:value-type="string">
            <text:p>FFFFF9CB</text:p>
          </table:table-cell>
          <table:table-cell office:value-type="float" office:value="1667.31054" calcext:value-type="float">
            <text:p>1667.310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3911.82373" calcext:value-type="float">
            <text:p>3911.82373</text:p>
          </table:table-cell>
          <table:table-cell office:value-type="float" office:value="-1590" calcext:value-type="float">
            <text:p>-1590</text:p>
          </table:table-cell>
          <table:table-cell office:value-type="string" calcext:value-type="string">
            <text:p>FFFFF9CA</text:p>
          </table:table-cell>
          <table:table-cell office:value-type="float" office:value="1640.17712" calcext:value-type="float">
            <text:p>1640.177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3975.9519" calcext:value-type="float">
            <text:p>3975.9519</text:p>
          </table:table-cell>
          <table:table-cell office:value-type="float" office:value="-1591" calcext:value-type="float">
            <text:p>-1591</text:p>
          </table:table-cell>
          <table:table-cell office:value-type="string" calcext:value-type="string">
            <text:p>FFFFF9C9</text:p>
          </table:table-cell>
          <table:table-cell office:value-type="float" office:value="1484.25817" calcext:value-type="float">
            <text:p>1484.258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4040.08007" calcext:value-type="float">
            <text:p>4040.08007</text:p>
          </table:table-cell>
          <table:table-cell office:value-type="float" office:value="-1591" calcext:value-type="float">
            <text:p>-1591</text:p>
          </table:table-cell>
          <table:table-cell office:value-type="string" calcext:value-type="string">
            <text:p>FFFFF9C9</text:p>
          </table:table-cell>
          <table:table-cell office:value-type="float" office:value="1570.17248" calcext:value-type="float">
            <text:p>1570.172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4104.20849" calcext:value-type="float">
            <text:p>4104.20849</text:p>
          </table:table-cell>
          <table:table-cell office:value-type="float" office:value="-1591" calcext:value-type="float">
            <text:p>-1591</text:p>
          </table:table-cell>
          <table:table-cell office:value-type="string" calcext:value-type="string">
            <text:p>FFFFF9C9</text:p>
          </table:table-cell>
          <table:table-cell office:value-type="float" office:value="1706.00024" calcext:value-type="float">
            <text:p>1706.000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4168.33691" calcext:value-type="float">
            <text:p>4168.33691</text:p>
          </table:table-cell>
          <table:table-cell office:value-type="float" office:value="-1590" calcext:value-type="float">
            <text:p>-1590</text:p>
          </table:table-cell>
          <table:table-cell office:value-type="string" calcext:value-type="string">
            <text:p>FFFFF9CA</text:p>
          </table:table-cell>
          <table:table-cell office:value-type="float" office:value="1543.24475" calcext:value-type="float">
            <text:p>1543.244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4232.46484" calcext:value-type="float">
            <text:p>4232.46484</text:p>
          </table:table-cell>
          <table:table-cell office:value-type="float" office:value="-1590" calcext:value-type="float">
            <text:p>-1590</text:p>
          </table:table-cell>
          <table:table-cell office:value-type="string" calcext:value-type="string">
            <text:p>FFFFF9CA</text:p>
          </table:table-cell>
          <table:table-cell office:value-type="float" office:value="1487.35559" calcext:value-type="float">
            <text:p>1487.355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 office:value-type="float" office:value="4296.59326" calcext:value-type="float">
            <text:p>4296.59326</text:p>
          </table:table-cell>
          <table:table-cell office:value-type="float" office:value="-1589" calcext:value-type="float">
            <text:p>-1589</text:p>
          </table:table-cell>
          <table:table-cell office:value-type="string" calcext:value-type="string">
            <text:p>FFFFF9CB</text:p>
          </table:table-cell>
          <table:table-cell office:value-type="float" office:value="1648.20727" calcext:value-type="float">
            <text:p>1648.207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4360.72167" calcext:value-type="float">
            <text:p>4360.72167</text:p>
          </table:table-cell>
          <table:table-cell office:value-type="float" office:value="-1588" calcext:value-type="float">
            <text:p>-1588</text:p>
          </table:table-cell>
          <table:table-cell office:value-type="string" calcext:value-type="string">
            <text:p>FFFFF9CC</text:p>
          </table:table-cell>
          <table:table-cell office:value-type="float" office:value="1618.526" calcext:value-type="float">
            <text:p>1618.5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4424.8496" calcext:value-type="float">
            <text:p>4424.8496</text:p>
          </table:table-cell>
          <table:table-cell office:value-type="float" office:value="-1586" calcext:value-type="float">
            <text:p>-1586</text:p>
          </table:table-cell>
          <table:table-cell office:value-type="string" calcext:value-type="string">
            <text:p>FFFFF9CE</text:p>
          </table:table-cell>
          <table:table-cell office:value-type="float" office:value="1477.23205" calcext:value-type="float">
            <text:p>1477.232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4488.97802" calcext:value-type="float">
            <text:p>4488.97802</text:p>
          </table:table-cell>
          <table:table-cell office:value-type="float" office:value="-1584" calcext:value-type="float">
            <text:p>-1584</text:p>
          </table:table-cell>
          <table:table-cell office:value-type="string" calcext:value-type="string">
            <text:p>FFFFF9D0</text:p>
          </table:table-cell>
          <table:table-cell office:value-type="float" office:value="1570.1333" calcext:value-type="float">
            <text:p>1570.13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1" calcext:value-type="float">
            <text:p>71</text:p>
          </table:table-cell>
          <table:table-cell office:value-type="float" office:value="4553.10644" calcext:value-type="float">
            <text:p>4553.10644</text:p>
          </table:table-cell>
          <table:table-cell office:value-type="float" office:value="-1583" calcext:value-type="float">
            <text:p>-1583</text:p>
          </table:table-cell>
          <table:table-cell office:value-type="string" calcext:value-type="string">
            <text:p>FFFFF9D1</text:p>
          </table:table-cell>
          <table:table-cell office:value-type="float" office:value="1716.97497" calcext:value-type="float">
            <text:p>1716.9749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4617.23437" calcext:value-type="float">
            <text:p>4617.23437</text:p>
          </table:table-cell>
          <table:table-cell office:value-type="float" office:value="-1581" calcext:value-type="float">
            <text:p>-1581</text:p>
          </table:table-cell>
          <table:table-cell office:value-type="string" calcext:value-type="string">
            <text:p>FFFFF9D3</text:p>
          </table:table-cell>
          <table:table-cell office:value-type="float" office:value="1568.82409" calcext:value-type="float">
            <text:p>1568.8240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office:value-type="float" office:value="4681.36279" calcext:value-type="float">
            <text:p>4681.36279</text:p>
          </table:table-cell>
          <table:table-cell office:value-type="float" office:value="-1579" calcext:value-type="float">
            <text:p>-1579</text:p>
          </table:table-cell>
          <table:table-cell office:value-type="string" calcext:value-type="string">
            <text:p>FFFFF9D5</text:p>
          </table:table-cell>
          <table:table-cell office:value-type="float" office:value="1527.89221" calcext:value-type="float">
            <text:p>1527.892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4" calcext:value-type="float">
            <text:p>74</text:p>
          </table:table-cell>
          <table:table-cell office:value-type="float" office:value="4745.49121" calcext:value-type="float">
            <text:p>4745.49121</text:p>
          </table:table-cell>
          <table:table-cell office:value-type="float" office:value="-1577" calcext:value-type="float">
            <text:p>-1577</text:p>
          </table:table-cell>
          <table:table-cell office:value-type="string" calcext:value-type="string">
            <text:p>FFFFF9D7</text:p>
          </table:table-cell>
          <table:table-cell office:value-type="float" office:value="1677.41638" calcext:value-type="float">
            <text:p>1677.416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office:value-type="float" office:value="4809.61914" calcext:value-type="float">
            <text:p>4809.61914</text:p>
          </table:table-cell>
          <table:table-cell office:value-type="float" office:value="-1575" calcext:value-type="float">
            <text:p>-1575</text:p>
          </table:table-cell>
          <table:table-cell office:value-type="string" calcext:value-type="string">
            <text:p>FFFFF9D9</text:p>
          </table:table-cell>
          <table:table-cell office:value-type="float" office:value="1657.27673" calcext:value-type="float">
            <text:p>1657.276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6" calcext:value-type="float">
            <text:p>76</text:p>
          </table:table-cell>
          <table:table-cell office:value-type="float" office:value="4873.74755" calcext:value-type="float">
            <text:p>4873.74755</text:p>
          </table:table-cell>
          <table:table-cell office:value-type="float" office:value="-1573" calcext:value-type="float">
            <text:p>-1573</text:p>
          </table:table-cell>
          <table:table-cell office:value-type="string" calcext:value-type="string">
            <text:p>FFFFF9DB</text:p>
          </table:table-cell>
          <table:table-cell office:value-type="float" office:value="1483.38342" calcext:value-type="float">
            <text:p>1483.383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7" calcext:value-type="float">
            <text:p>77</text:p>
          </table:table-cell>
          <table:table-cell office:value-type="float" office:value="4937.87597" calcext:value-type="float">
            <text:p>4937.87597</text:p>
          </table:table-cell>
          <table:table-cell office:value-type="float" office:value="-1571" calcext:value-type="float">
            <text:p>-1571</text:p>
          </table:table-cell>
          <table:table-cell office:value-type="string" calcext:value-type="string">
            <text:p>FFFFF9DD</text:p>
          </table:table-cell>
          <table:table-cell office:value-type="float" office:value="1574.50976" calcext:value-type="float">
            <text:p>1574.5097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5002.0039" calcext:value-type="float">
            <text:p>5002.0039</text:p>
          </table:table-cell>
          <table:table-cell office:value-type="float" office:value="-1567" calcext:value-type="float">
            <text:p>-1567</text:p>
          </table:table-cell>
          <table:table-cell office:value-type="string" calcext:value-type="string">
            <text:p>FFFFF9E1</text:p>
          </table:table-cell>
          <table:table-cell office:value-type="float" office:value="1666.04663" calcext:value-type="float">
            <text:p>1666.046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9" calcext:value-type="float">
            <text:p>79</text:p>
          </table:table-cell>
          <table:table-cell office:value-type="float" office:value="5066.13232" calcext:value-type="float">
            <text:p>5066.13232</text:p>
          </table:table-cell>
          <table:table-cell office:value-type="float" office:value="-1565" calcext:value-type="float">
            <text:p>-1565</text:p>
          </table:table-cell>
          <table:table-cell office:value-type="string" calcext:value-type="string">
            <text:p>FFFFF9E3</text:p>
          </table:table-cell>
          <table:table-cell office:value-type="float" office:value="1551.73876" calcext:value-type="float">
            <text:p>1551.7387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5130.26074" calcext:value-type="float">
            <text:p>5130.26074</text:p>
          </table:table-cell>
          <table:table-cell office:value-type="float" office:value="-1562" calcext:value-type="float">
            <text:p>-1562</text:p>
          </table:table-cell>
          <table:table-cell office:value-type="string" calcext:value-type="string">
            <text:p>FFFFF9E6</text:p>
          </table:table-cell>
          <table:table-cell office:value-type="float" office:value="1493.40747" calcext:value-type="float">
            <text:p>1493.407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5194.38867" calcext:value-type="float">
            <text:p>5194.38867</text:p>
          </table:table-cell>
          <table:table-cell office:value-type="float" office:value="-1558" calcext:value-type="float">
            <text:p>-1558</text:p>
          </table:table-cell>
          <table:table-cell office:value-type="string" calcext:value-type="string">
            <text:p>FFFFF9EA</text:p>
          </table:table-cell>
          <table:table-cell office:value-type="float" office:value="1673.11462" calcext:value-type="float">
            <text:p>1673.114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2" calcext:value-type="float">
            <text:p>82</text:p>
          </table:table-cell>
          <table:table-cell office:value-type="float" office:value="5258.51708" calcext:value-type="float">
            <text:p>5258.51708</text:p>
          </table:table-cell>
          <table:table-cell office:value-type="float" office:value="-1555" calcext:value-type="float">
            <text:p>-1555</text:p>
          </table:table-cell>
          <table:table-cell office:value-type="string" calcext:value-type="string">
            <text:p>FFFFF9ED</text:p>
          </table:table-cell>
          <table:table-cell office:value-type="float" office:value="1637.47644" calcext:value-type="float">
            <text:p>1637.4764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3" calcext:value-type="float">
            <text:p>83</text:p>
          </table:table-cell>
          <table:table-cell office:value-type="float" office:value="5322.6455" calcext:value-type="float">
            <text:p>5322.6455</text:p>
          </table:table-cell>
          <table:table-cell office:value-type="float" office:value="-1552" calcext:value-type="float">
            <text:p>-1552</text:p>
          </table:table-cell>
          <table:table-cell office:value-type="string" calcext:value-type="string">
            <text:p>FFFFF9F0</text:p>
          </table:table-cell>
          <table:table-cell office:value-type="float" office:value="1471.28356" calcext:value-type="float">
            <text:p>1471.283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4" calcext:value-type="float">
            <text:p>84</text:p>
          </table:table-cell>
          <table:table-cell office:value-type="float" office:value="5386.77343" calcext:value-type="float">
            <text:p>5386.77343</text:p>
          </table:table-cell>
          <table:table-cell office:value-type="float" office:value="-1550" calcext:value-type="float">
            <text:p>-1550</text:p>
          </table:table-cell>
          <table:table-cell office:value-type="string" calcext:value-type="string">
            <text:p>FFFFF9F2</text:p>
          </table:table-cell>
          <table:table-cell office:value-type="float" office:value="1586.60034" calcext:value-type="float">
            <text:p>1586.6003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5450.90185" calcext:value-type="float">
            <text:p>5450.90185</text:p>
          </table:table-cell>
          <table:table-cell office:value-type="float" office:value="-1547" calcext:value-type="float">
            <text:p>-1547</text:p>
          </table:table-cell>
          <table:table-cell office:value-type="string" calcext:value-type="string">
            <text:p>FFFFF9F5</text:p>
          </table:table-cell>
          <table:table-cell office:value-type="float" office:value="1673.72521" calcext:value-type="float">
            <text:p>1673.725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6" calcext:value-type="float">
            <text:p>86</text:p>
          </table:table-cell>
          <table:table-cell office:value-type="float" office:value="5515.03027" calcext:value-type="float">
            <text:p>5515.03027</text:p>
          </table:table-cell>
          <table:table-cell office:value-type="float" office:value="-1546" calcext:value-type="float">
            <text:p>-1546</text:p>
          </table:table-cell>
          <table:table-cell office:value-type="string" calcext:value-type="string">
            <text:p>FFFFF9F6</text:p>
          </table:table-cell>
          <table:table-cell office:value-type="float" office:value="1556.51074" calcext:value-type="float">
            <text:p>1556.510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5579.1582" calcext:value-type="float">
            <text:p>5579.1582</text:p>
          </table:table-cell>
          <table:table-cell office:value-type="float" office:value="-1544" calcext:value-type="float">
            <text:p>-1544</text:p>
          </table:table-cell>
          <table:table-cell office:value-type="string" calcext:value-type="string">
            <text:p>FFFFF9F8</text:p>
          </table:table-cell>
          <table:table-cell office:value-type="float" office:value="1509.484" calcext:value-type="float">
            <text:p>1509.4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office:value-type="float" office:value="5643.28662" calcext:value-type="float">
            <text:p>5643.28662</text:p>
          </table:table-cell>
          <table:table-cell office:value-type="float" office:value="-1543" calcext:value-type="float">
            <text:p>-1543</text:p>
          </table:table-cell>
          <table:table-cell office:value-type="string" calcext:value-type="string">
            <text:p>FFFFF9F9</text:p>
          </table:table-cell>
          <table:table-cell office:value-type="float" office:value="1661.80603" calcext:value-type="float">
            <text:p>1661.806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5707.41503" calcext:value-type="float">
            <text:p>5707.41503</text:p>
          </table:table-cell>
          <table:table-cell office:value-type="float" office:value="-1540" calcext:value-type="float">
            <text:p>-1540</text:p>
          </table:table-cell>
          <table:table-cell office:value-type="string" calcext:value-type="string">
            <text:p>FFFFF9FC</text:p>
          </table:table-cell>
          <table:table-cell office:value-type="float" office:value="1585.81127" calcext:value-type="float">
            <text:p>1585.811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0" calcext:value-type="float">
            <text:p>90</text:p>
          </table:table-cell>
          <table:table-cell office:value-type="float" office:value="5771.54296" calcext:value-type="float">
            <text:p>5771.54296</text:p>
          </table:table-cell>
          <table:table-cell office:value-type="float" office:value="-1536" calcext:value-type="float">
            <text:p>-1536</text:p>
          </table:table-cell>
          <table:table-cell office:value-type="string" calcext:value-type="string">
            <text:p>FFFFFA00</text:p>
          </table:table-cell>
          <table:table-cell office:value-type="float" office:value="1490.84436" calcext:value-type="float">
            <text:p>1490.844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5835.67138" calcext:value-type="float">
            <text:p>5835.67138</text:p>
          </table:table-cell>
          <table:table-cell office:value-type="float" office:value="-1535" calcext:value-type="float">
            <text:p>-1535</text:p>
          </table:table-cell>
          <table:table-cell office:value-type="string" calcext:value-type="string">
            <text:p>FFFFFA01</text:p>
          </table:table-cell>
          <table:table-cell office:value-type="float" office:value="1575.03735" calcext:value-type="float">
            <text:p>1575.037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2" calcext:value-type="float">
            <text:p>92</text:p>
          </table:table-cell>
          <table:table-cell office:value-type="float" office:value="5899.7998" calcext:value-type="float">
            <text:p>5899.7998</text:p>
          </table:table-cell>
          <table:table-cell office:value-type="float" office:value="-1533" calcext:value-type="float">
            <text:p>-1533</text:p>
          </table:table-cell>
          <table:table-cell office:value-type="string" calcext:value-type="string">
            <text:p>FFFFFA03</text:p>
          </table:table-cell>
          <table:table-cell office:value-type="float" office:value="1661.94653" calcext:value-type="float">
            <text:p>1661.9465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" calcext:value-type="float">
            <text:p>93</text:p>
          </table:table-cell>
          <table:table-cell office:value-type="float" office:value="5963.92773" calcext:value-type="float">
            <text:p>5963.92773</text:p>
          </table:table-cell>
          <table:table-cell office:value-type="float" office:value="-1530" calcext:value-type="float">
            <text:p>-1530</text:p>
          </table:table-cell>
          <table:table-cell office:value-type="string" calcext:value-type="string">
            <text:p>FFFFFA06</text:p>
          </table:table-cell>
          <table:table-cell office:value-type="float" office:value="1544.8811" calcext:value-type="float">
            <text:p>1544.88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4" calcext:value-type="float">
            <text:p>94</text:p>
          </table:table-cell>
          <table:table-cell office:value-type="float" office:value="6028.05615" calcext:value-type="float">
            <text:p>6028.05615</text:p>
          </table:table-cell>
          <table:table-cell office:value-type="float" office:value="-1527" calcext:value-type="float">
            <text:p>-1527</text:p>
          </table:table-cell>
          <table:table-cell office:value-type="string" calcext:value-type="string">
            <text:p>FFFFFA09</text:p>
          </table:table-cell>
          <table:table-cell office:value-type="float" office:value="1521.0371" calcext:value-type="float">
            <text:p>1521.037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5" calcext:value-type="float">
            <text:p>95</text:p>
          </table:table-cell>
          <table:table-cell office:value-type="float" office:value="6092.18457" calcext:value-type="float">
            <text:p>6092.18457</text:p>
          </table:table-cell>
          <table:table-cell office:value-type="float" office:value="-1525" calcext:value-type="float">
            <text:p>-1525</text:p>
          </table:table-cell>
          <table:table-cell office:value-type="string" calcext:value-type="string">
            <text:p>FFFFFA0B</text:p>
          </table:table-cell>
          <table:table-cell office:value-type="float" office:value="1629.02575" calcext:value-type="float">
            <text:p>1629.025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6156.3125" calcext:value-type="float">
            <text:p>6156.3125</text:p>
          </table:table-cell>
          <table:table-cell office:value-type="float" office:value="-1525" calcext:value-type="float">
            <text:p>-1525</text:p>
          </table:table-cell>
          <table:table-cell office:value-type="string" calcext:value-type="string">
            <text:p>FFFFFA0B</text:p>
          </table:table-cell>
          <table:table-cell office:value-type="float" office:value="1618.83129" calcext:value-type="float">
            <text:p>1618.831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6220.44091" calcext:value-type="float">
            <text:p>6220.44091</text:p>
          </table:table-cell>
          <table:table-cell office:value-type="float" office:value="-1525" calcext:value-type="float">
            <text:p>-1525</text:p>
          </table:table-cell>
          <table:table-cell office:value-type="string" calcext:value-type="string">
            <text:p>FFFFFA0B</text:p>
          </table:table-cell>
          <table:table-cell office:value-type="float" office:value="1502.32934" calcext:value-type="float">
            <text:p>1502.329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8" calcext:value-type="float">
            <text:p>98</text:p>
          </table:table-cell>
          <table:table-cell office:value-type="float" office:value="6284.56933" calcext:value-type="float">
            <text:p>6284.56933</text:p>
          </table:table-cell>
          <table:table-cell office:value-type="float" office:value="-1524" calcext:value-type="float">
            <text:p>-1524</text:p>
          </table:table-cell>
          <table:table-cell office:value-type="string" calcext:value-type="string">
            <text:p>FFFFFA0C</text:p>
          </table:table-cell>
          <table:table-cell office:value-type="float" office:value="1587.06604" calcext:value-type="float">
            <text:p>1587.066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6348.69726" calcext:value-type="float">
            <text:p>6348.69726</text:p>
          </table:table-cell>
          <table:table-cell office:value-type="float" office:value="-1525" calcext:value-type="float">
            <text:p>-1525</text:p>
          </table:table-cell>
          <table:table-cell office:value-type="string" calcext:value-type="string">
            <text:p>FFFFFA0B</text:p>
          </table:table-cell>
          <table:table-cell office:value-type="float" office:value="1643.51672" calcext:value-type="float">
            <text:p>1643.516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6412.82568" calcext:value-type="float">
            <text:p>6412.82568</text:p>
          </table:table-cell>
          <table:table-cell office:value-type="float" office:value="-1527" calcext:value-type="float">
            <text:p>-1527</text:p>
          </table:table-cell>
          <table:table-cell office:value-type="string" calcext:value-type="string">
            <text:p>FFFFFA09</text:p>
          </table:table-cell>
          <table:table-cell office:value-type="float" office:value="1553.33776" calcext:value-type="float">
            <text:p>1553.3377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float" office:value="6476.9541" calcext:value-type="float">
            <text:p>6476.9541</text:p>
          </table:table-cell>
          <table:table-cell office:value-type="float" office:value="-1527" calcext:value-type="float">
            <text:p>-1527</text:p>
          </table:table-cell>
          <table:table-cell office:value-type="string" calcext:value-type="string">
            <text:p>FFFFFA09</text:p>
          </table:table-cell>
          <table:table-cell office:value-type="float" office:value="1499.76867" calcext:value-type="float">
            <text:p>1499.7686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2" calcext:value-type="float">
            <text:p>102</text:p>
          </table:table-cell>
          <table:table-cell office:value-type="float" office:value="6541.08203" calcext:value-type="float">
            <text:p>6541.08203</text:p>
          </table:table-cell>
          <table:table-cell office:value-type="float" office:value="-1528" calcext:value-type="float">
            <text:p>-1528</text:p>
          </table:table-cell>
          <table:table-cell office:value-type="string" calcext:value-type="string">
            <text:p>FFFFFA08</text:p>
          </table:table-cell>
          <table:table-cell office:value-type="float" office:value="1634.23193" calcext:value-type="float">
            <text:p>1634.2319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3" calcext:value-type="float">
            <text:p>103</text:p>
          </table:table-cell>
          <table:table-cell office:value-type="float" office:value="6605.21044" calcext:value-type="float">
            <text:p>6605.21044</text:p>
          </table:table-cell>
          <table:table-cell office:value-type="float" office:value="-1529" calcext:value-type="float">
            <text:p>-1529</text:p>
          </table:table-cell>
          <table:table-cell office:value-type="string" calcext:value-type="string">
            <text:p>FFFFFA07</text:p>
          </table:table-cell>
          <table:table-cell office:value-type="float" office:value="1621.4497" calcext:value-type="float">
            <text:p>1621.449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  <table:table-cell office:value-type="float" office:value="6669.33886" calcext:value-type="float">
            <text:p>6669.33886</text:p>
          </table:table-cell>
          <table:table-cell office:value-type="float" office:value="-1530" calcext:value-type="float">
            <text:p>-1530</text:p>
          </table:table-cell>
          <table:table-cell office:value-type="string" calcext:value-type="string">
            <text:p>FFFFFA06</text:p>
          </table:table-cell>
          <table:table-cell office:value-type="float" office:value="1523.9652" calcext:value-type="float">
            <text:p>1523.965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float" office:value="6733.46679" calcext:value-type="float">
            <text:p>6733.46679</text:p>
          </table:table-cell>
          <table:table-cell office:value-type="float" office:value="-1533" calcext:value-type="float">
            <text:p>-1533</text:p>
          </table:table-cell>
          <table:table-cell office:value-type="string" calcext:value-type="string">
            <text:p>FFFFFA03</text:p>
          </table:table-cell>
          <table:table-cell office:value-type="float" office:value="1553.78112" calcext:value-type="float">
            <text:p>1553.781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6" calcext:value-type="float">
            <text:p>106</text:p>
          </table:table-cell>
          <table:table-cell office:value-type="float" office:value="6797.59521" calcext:value-type="float">
            <text:p>6797.59521</text:p>
          </table:table-cell>
          <table:table-cell office:value-type="float" office:value="-1536" calcext:value-type="float">
            <text:p>-1536</text:p>
          </table:table-cell>
          <table:table-cell office:value-type="string" calcext:value-type="string">
            <text:p>FFFFFA00</text:p>
          </table:table-cell>
          <table:table-cell office:value-type="float" office:value="1645.98706" calcext:value-type="float">
            <text:p>1645.987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7" calcext:value-type="float">
            <text:p>107</text:p>
          </table:table-cell>
          <table:table-cell office:value-type="float" office:value="6861.72363" calcext:value-type="float">
            <text:p>6861.72363</text:p>
          </table:table-cell>
          <table:table-cell office:value-type="float" office:value="-1539" calcext:value-type="float">
            <text:p>-1539</text:p>
          </table:table-cell>
          <table:table-cell office:value-type="string" calcext:value-type="string">
            <text:p>FFFFF9FD</text:p>
          </table:table-cell>
          <table:table-cell office:value-type="float" office:value="1534.88757" calcext:value-type="float">
            <text:p>1534.8875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office:value-type="float" office:value="6925.85156" calcext:value-type="float">
            <text:p>6925.85156</text:p>
          </table:table-cell>
          <table:table-cell office:value-type="float" office:value="-1542" calcext:value-type="float">
            <text:p>-1542</text:p>
          </table:table-cell>
          <table:table-cell office:value-type="string" calcext:value-type="string">
            <text:p>FFFFF9FA</text:p>
          </table:table-cell>
          <table:table-cell office:value-type="float" office:value="1518.81982" calcext:value-type="float">
            <text:p>1518.819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9" calcext:value-type="float">
            <text:p>109</text:p>
          </table:table-cell>
          <table:table-cell office:value-type="float" office:value="6989.97998" calcext:value-type="float">
            <text:p>6989.97998</text:p>
          </table:table-cell>
          <table:table-cell office:value-type="float" office:value="-1544" calcext:value-type="float">
            <text:p>-1544</text:p>
          </table:table-cell>
          <table:table-cell office:value-type="string" calcext:value-type="string">
            <text:p>FFFFF9F8</text:p>
          </table:table-cell>
          <table:table-cell office:value-type="float" office:value="1622.08728" calcext:value-type="float">
            <text:p>1622.087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0" calcext:value-type="float">
            <text:p>110</text:p>
          </table:table-cell>
          <table:table-cell office:value-type="float" office:value="7054.10839" calcext:value-type="float">
            <text:p>7054.10839</text:p>
          </table:table-cell>
          <table:table-cell office:value-type="float" office:value="-1550" calcext:value-type="float">
            <text:p>-1550</text:p>
          </table:table-cell>
          <table:table-cell office:value-type="string" calcext:value-type="string">
            <text:p>FFFFF9F2</text:p>
          </table:table-cell>
          <table:table-cell office:value-type="float" office:value="1596.06921" calcext:value-type="float">
            <text:p>1596.069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7118.23632" calcext:value-type="float">
            <text:p>7118.23632</text:p>
          </table:table-cell>
          <table:table-cell office:value-type="float" office:value="-1555" calcext:value-type="float">
            <text:p>-1555</text:p>
          </table:table-cell>
          <table:table-cell office:value-type="string" calcext:value-type="string">
            <text:p>FFFFF9ED</text:p>
          </table:table-cell>
          <table:table-cell office:value-type="float" office:value="1508.63537" calcext:value-type="float">
            <text:p>1508.635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office:value-type="float" office:value="7182.36474" calcext:value-type="float">
            <text:p>7182.36474</text:p>
          </table:table-cell>
          <table:table-cell office:value-type="float" office:value="-1558" calcext:value-type="float">
            <text:p>-1558</text:p>
          </table:table-cell>
          <table:table-cell office:value-type="string" calcext:value-type="string">
            <text:p>FFFFF9EA</text:p>
          </table:table-cell>
          <table:table-cell office:value-type="float" office:value="1568.58776" calcext:value-type="float">
            <text:p>1568.587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3" calcext:value-type="float">
            <text:p>113</text:p>
          </table:table-cell>
          <table:table-cell office:value-type="float" office:value="7246.49316" calcext:value-type="float">
            <text:p>7246.49316</text:p>
          </table:table-cell>
          <table:table-cell office:value-type="float" office:value="-1562" calcext:value-type="float">
            <text:p>-1562</text:p>
          </table:table-cell>
          <table:table-cell office:value-type="string" calcext:value-type="string">
            <text:p>FFFFF9E6</text:p>
          </table:table-cell>
          <table:table-cell office:value-type="float" office:value="1664.97827" calcext:value-type="float">
            <text:p>1664.978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 office:value-type="float" office:value="7310.62109" calcext:value-type="float">
            <text:p>7310.62109</text:p>
          </table:table-cell>
          <table:table-cell office:value-type="float" office:value="-1565" calcext:value-type="float">
            <text:p>-1565</text:p>
          </table:table-cell>
          <table:table-cell office:value-type="string" calcext:value-type="string">
            <text:p>FFFFF9E3</text:p>
          </table:table-cell>
          <table:table-cell office:value-type="float" office:value="1566.92272" calcext:value-type="float">
            <text:p>1566.922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office:value-type="float" office:value="7374.74951" calcext:value-type="float">
            <text:p>7374.74951</text:p>
          </table:table-cell>
          <table:table-cell office:value-type="float" office:value="-1569" calcext:value-type="float">
            <text:p>-1569</text:p>
          </table:table-cell>
          <table:table-cell office:value-type="string" calcext:value-type="string">
            <text:p>FFFFF9DF</text:p>
          </table:table-cell>
          <table:table-cell office:value-type="float" office:value="1518.47546" calcext:value-type="float">
            <text:p>1518.4754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6" calcext:value-type="float">
            <text:p>116</text:p>
          </table:table-cell>
          <table:table-cell office:value-type="float" office:value="7438.87792" calcext:value-type="float">
            <text:p>7438.87792</text:p>
          </table:table-cell>
          <table:table-cell office:value-type="float" office:value="-1574" calcext:value-type="float">
            <text:p>-1574</text:p>
          </table:table-cell>
          <table:table-cell office:value-type="string" calcext:value-type="string">
            <text:p>FFFFF9DA</text:p>
          </table:table-cell>
          <table:table-cell office:value-type="float" office:value="1608.52905" calcext:value-type="float">
            <text:p>1608.5290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7" calcext:value-type="float">
            <text:p>117</text:p>
          </table:table-cell>
          <table:table-cell office:value-type="float" office:value="7503.00585" calcext:value-type="float">
            <text:p>7503.00585</text:p>
          </table:table-cell>
          <table:table-cell office:value-type="float" office:value="-1578" calcext:value-type="float">
            <text:p>-1578</text:p>
          </table:table-cell>
          <table:table-cell office:value-type="string" calcext:value-type="string">
            <text:p>FFFFF9D6</text:p>
          </table:table-cell>
          <table:table-cell office:value-type="float" office:value="1611.53466" calcext:value-type="float">
            <text:p>1611.5346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8" calcext:value-type="float">
            <text:p>118</text:p>
          </table:table-cell>
          <table:table-cell office:value-type="float" office:value="7567.13427" calcext:value-type="float">
            <text:p>7567.13427</text:p>
          </table:table-cell>
          <table:table-cell office:value-type="float" office:value="-1583" calcext:value-type="float">
            <text:p>-1583</text:p>
          </table:table-cell>
          <table:table-cell office:value-type="string" calcext:value-type="string">
            <text:p>FFFFF9D1</text:p>
          </table:table-cell>
          <table:table-cell office:value-type="float" office:value="1531.50146" calcext:value-type="float">
            <text:p>1531.5014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float" office:value="7631.26269" calcext:value-type="float">
            <text:p>7631.26269</text:p>
          </table:table-cell>
          <table:table-cell office:value-type="float" office:value="-1587" calcext:value-type="float">
            <text:p>-1587</text:p>
          </table:table-cell>
          <table:table-cell office:value-type="string" calcext:value-type="string">
            <text:p>FFFFF9CD</text:p>
          </table:table-cell>
          <table:table-cell office:value-type="float" office:value="1577.12878" calcext:value-type="float">
            <text:p>1577.1287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office:value-type="float" office:value="7695.39062" calcext:value-type="float">
            <text:p>7695.39062</text:p>
          </table:table-cell>
          <table:table-cell office:value-type="float" office:value="-1590" calcext:value-type="float">
            <text:p>-1590</text:p>
          </table:table-cell>
          <table:table-cell office:value-type="string" calcext:value-type="string">
            <text:p>FFFFF9CA</text:p>
          </table:table-cell>
          <table:table-cell office:value-type="float" office:value="1637.37023" calcext:value-type="float">
            <text:p>1637.3702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1" calcext:value-type="float">
            <text:p>121</text:p>
          </table:table-cell>
          <table:table-cell office:value-type="float" office:value="7759.51904" calcext:value-type="float">
            <text:p>7759.51904</text:p>
          </table:table-cell>
          <table:table-cell office:value-type="float" office:value="-1593" calcext:value-type="float">
            <text:p>-1593</text:p>
          </table:table-cell>
          <table:table-cell office:value-type="string" calcext:value-type="string">
            <text:p>FFFFF9C7</text:p>
          </table:table-cell>
          <table:table-cell office:value-type="float" office:value="1529.39514" calcext:value-type="float">
            <text:p>1529.3951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2" calcext:value-type="float">
            <text:p>122</text:p>
          </table:table-cell>
          <table:table-cell office:value-type="float" office:value="7823.64746" calcext:value-type="float">
            <text:p>7823.64746</text:p>
          </table:table-cell>
          <table:table-cell office:value-type="float" office:value="-1597" calcext:value-type="float">
            <text:p>-1597</text:p>
          </table:table-cell>
          <table:table-cell office:value-type="string" calcext:value-type="string">
            <text:p>FFFFF9C3</text:p>
          </table:table-cell>
          <table:table-cell office:value-type="float" office:value="1515.81152" calcext:value-type="float">
            <text:p>1515.8115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3" calcext:value-type="float">
            <text:p>123</text:p>
          </table:table-cell>
          <table:table-cell office:value-type="float" office:value="7887.77539" calcext:value-type="float">
            <text:p>7887.77539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FFFFF9C0</text:p>
          </table:table-cell>
          <table:table-cell office:value-type="float" office:value="1607.60412" calcext:value-type="float">
            <text:p>1607.604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4" calcext:value-type="float">
            <text:p>124</text:p>
          </table:table-cell>
          <table:table-cell office:value-type="float" office:value="7951.9038" calcext:value-type="float">
            <text:p>7951.9038</text:p>
          </table:table-cell>
          <table:table-cell office:value-type="float" office:value="-1603" calcext:value-type="float">
            <text:p>-1603</text:p>
          </table:table-cell>
          <table:table-cell office:value-type="string" calcext:value-type="string">
            <text:p>FFFFF9BD</text:p>
          </table:table-cell>
          <table:table-cell office:value-type="float" office:value="1602.94714" calcext:value-type="float">
            <text:p>1602.9471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5" calcext:value-type="float">
            <text:p>125</text:p>
          </table:table-cell>
          <table:table-cell office:value-type="float" office:value="8016.03222" calcext:value-type="float">
            <text:p>8016.03222</text:p>
          </table:table-cell>
          <table:table-cell office:value-type="float" office:value="-1606" calcext:value-type="float">
            <text:p>-1606</text:p>
          </table:table-cell>
          <table:table-cell office:value-type="string" calcext:value-type="string">
            <text:p>FFFFF9BA</text:p>
          </table:table-cell>
          <table:table-cell office:value-type="float" office:value="1516.5675" calcext:value-type="float">
            <text:p>1516.56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6" calcext:value-type="float">
            <text:p>126</text:p>
          </table:table-cell>
          <table:table-cell office:value-type="float" office:value="8080.16015" calcext:value-type="float">
            <text:p>8080.16015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FFFFF9B7</text:p>
          </table:table-cell>
          <table:table-cell office:value-type="float" office:value="1572.04809" calcext:value-type="float">
            <text:p>1572.0480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8144.28857" calcext:value-type="float">
            <text:p>8144.28857</text:p>
          </table:table-cell>
          <table:table-cell office:value-type="float" office:value="-1612" calcext:value-type="float">
            <text:p>-1612</text:p>
          </table:table-cell>
          <table:table-cell office:value-type="string" calcext:value-type="string">
            <text:p>FFFFF9B4</text:p>
          </table:table-cell>
          <table:table-cell office:value-type="float" office:value="1619.9624" calcext:value-type="float">
            <text:p>1619.962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8" calcext:value-type="float">
            <text:p>128</text:p>
          </table:table-cell>
          <table:table-cell office:value-type="float" office:value="8208.41699" calcext:value-type="float">
            <text:p>8208.41699</text:p>
          </table:table-cell>
          <table:table-cell office:value-type="float" office:value="-1615" calcext:value-type="float">
            <text:p>-1615</text:p>
          </table:table-cell>
          <table:table-cell office:value-type="string" calcext:value-type="string">
            <text:p>FFFFF9B1</text:p>
          </table:table-cell>
          <table:table-cell office:value-type="float" office:value="1559.54309" calcext:value-type="float">
            <text:p>1559.5430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9" calcext:value-type="float">
            <text:p>129</text:p>
          </table:table-cell>
          <table:table-cell office:value-type="float" office:value="8272.54492" calcext:value-type="float">
            <text:p>8272.54492</text:p>
          </table:table-cell>
          <table:table-cell office:value-type="float" office:value="-1618" calcext:value-type="float">
            <text:p>-1618</text:p>
          </table:table-cell>
          <table:table-cell office:value-type="string" calcext:value-type="string">
            <text:p>FFFFF9AE</text:p>
          </table:table-cell>
          <table:table-cell office:value-type="float" office:value="1538.10205" calcext:value-type="float">
            <text:p>1538.102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0" calcext:value-type="float">
            <text:p>130</text:p>
          </table:table-cell>
          <table:table-cell office:value-type="float" office:value="8336.67382" calcext:value-type="float">
            <text:p>8336.67382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633.02282" calcext:value-type="float">
            <text:p>1633.0228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1" calcext:value-type="float">
            <text:p>131</text:p>
          </table:table-cell>
          <table:table-cell office:value-type="float" office:value="8400.80175" calcext:value-type="float">
            <text:p>8400.80175</text:p>
          </table:table-cell>
          <table:table-cell office:value-type="float" office:value="-1624" calcext:value-type="float">
            <text:p>-1624</text:p>
          </table:table-cell>
          <table:table-cell office:value-type="string" calcext:value-type="string">
            <text:p>FFFFF9A8</text:p>
          </table:table-cell>
          <table:table-cell office:value-type="float" office:value="1615.44873" calcext:value-type="float">
            <text:p>1615.4487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2" calcext:value-type="float">
            <text:p>132</text:p>
          </table:table-cell>
          <table:table-cell office:value-type="float" office:value="8464.92968" calcext:value-type="float">
            <text:p>8464.92968</text:p>
          </table:table-cell>
          <table:table-cell office:value-type="float" office:value="-1626" calcext:value-type="float">
            <text:p>-1626</text:p>
          </table:table-cell>
          <table:table-cell office:value-type="string" calcext:value-type="string">
            <text:p>FFFFF9A6</text:p>
          </table:table-cell>
          <table:table-cell office:value-type="float" office:value="1527.42993" calcext:value-type="float">
            <text:p>1527.4299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3" calcext:value-type="float">
            <text:p>133</text:p>
          </table:table-cell>
          <table:table-cell office:value-type="float" office:value="8529.05859" calcext:value-type="float">
            <text:p>8529.05859</text:p>
          </table:table-cell>
          <table:table-cell office:value-type="float" office:value="-1626" calcext:value-type="float">
            <text:p>-1626</text:p>
          </table:table-cell>
          <table:table-cell office:value-type="string" calcext:value-type="string">
            <text:p>FFFFF9A6</text:p>
          </table:table-cell>
          <table:table-cell office:value-type="float" office:value="1562.66198" calcext:value-type="float">
            <text:p>1562.661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4" calcext:value-type="float">
            <text:p>134</text:p>
          </table:table-cell>
          <table:table-cell office:value-type="float" office:value="8593.18652" calcext:value-type="float">
            <text:p>8593.18652</text:p>
          </table:table-cell>
          <table:table-cell office:value-type="float" office:value="-1627" calcext:value-type="float">
            <text:p>-1627</text:p>
          </table:table-cell>
          <table:table-cell office:value-type="string" calcext:value-type="string">
            <text:p>FFFFF9A5</text:p>
          </table:table-cell>
          <table:table-cell office:value-type="float" office:value="1631.76708" calcext:value-type="float">
            <text:p>1631.7670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5" calcext:value-type="float">
            <text:p>135</text:p>
          </table:table-cell>
          <table:table-cell office:value-type="float" office:value="8657.31445" calcext:value-type="float">
            <text:p>8657.31445</text:p>
          </table:table-cell>
          <table:table-cell office:value-type="float" office:value="-1628" calcext:value-type="float">
            <text:p>-1628</text:p>
          </table:table-cell>
          <table:table-cell office:value-type="string" calcext:value-type="string">
            <text:p>FFFFF9A4</text:p>
          </table:table-cell>
          <table:table-cell office:value-type="float" office:value="1563.7727" calcext:value-type="float">
            <text:p>1563.772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6" calcext:value-type="float">
            <text:p>136</text:p>
          </table:table-cell>
          <table:table-cell office:value-type="float" office:value="8721.44335" calcext:value-type="float">
            <text:p>8721.44335</text:p>
          </table:table-cell>
          <table:table-cell office:value-type="float" office:value="-1629" calcext:value-type="float">
            <text:p>-1629</text:p>
          </table:table-cell>
          <table:table-cell office:value-type="string" calcext:value-type="string">
            <text:p>FFFFF9A3</text:p>
          </table:table-cell>
          <table:table-cell office:value-type="float" office:value="1538.52014" calcext:value-type="float">
            <text:p>1538.520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7" calcext:value-type="float">
            <text:p>137</text:p>
          </table:table-cell>
          <table:table-cell office:value-type="float" office:value="8785.57128" calcext:value-type="float">
            <text:p>8785.57128</text:p>
          </table:table-cell>
          <table:table-cell office:value-type="float" office:value="-1628" calcext:value-type="float">
            <text:p>-1628</text:p>
          </table:table-cell>
          <table:table-cell office:value-type="string" calcext:value-type="string">
            <text:p>FFFFF9A4</text:p>
          </table:table-cell>
          <table:table-cell office:value-type="float" office:value="1607.77221" calcext:value-type="float">
            <text:p>1607.7722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8" calcext:value-type="float">
            <text:p>138</text:p>
          </table:table-cell>
          <table:table-cell office:value-type="float" office:value="8849.69921" calcext:value-type="float">
            <text:p>8849.69921</text:p>
          </table:table-cell>
          <table:table-cell office:value-type="float" office:value="-1627" calcext:value-type="float">
            <text:p>-1627</text:p>
          </table:table-cell>
          <table:table-cell office:value-type="string" calcext:value-type="string">
            <text:p>FFFFF9A5</text:p>
          </table:table-cell>
          <table:table-cell office:value-type="float" office:value="1608.90954" calcext:value-type="float">
            <text:p>1608.9095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9" calcext:value-type="float">
            <text:p>139</text:p>
          </table:table-cell>
          <table:table-cell office:value-type="float" office:value="8913.82812" calcext:value-type="float">
            <text:p>8913.82812</text:p>
          </table:table-cell>
          <table:table-cell office:value-type="float" office:value="-1627" calcext:value-type="float">
            <text:p>-1627</text:p>
          </table:table-cell>
          <table:table-cell office:value-type="string" calcext:value-type="string">
            <text:p>FFFFF9A5</text:p>
          </table:table-cell>
          <table:table-cell office:value-type="float" office:value="1524.90747" calcext:value-type="float">
            <text:p>1524.9074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8977.95605" calcext:value-type="float">
            <text:p>8977.95605</text:p>
          </table:table-cell>
          <table:table-cell office:value-type="float" office:value="-1626" calcext:value-type="float">
            <text:p>-1626</text:p>
          </table:table-cell>
          <table:table-cell office:value-type="string" calcext:value-type="string">
            <text:p>FFFFF9A6</text:p>
          </table:table-cell>
          <table:table-cell office:value-type="float" office:value="1565.78698" calcext:value-type="float">
            <text:p>1565.7869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1" calcext:value-type="float">
            <text:p>141</text:p>
          </table:table-cell>
          <table:table-cell office:value-type="float" office:value="9042.08398" calcext:value-type="float">
            <text:p>9042.08398</text:p>
          </table:table-cell>
          <table:table-cell office:value-type="float" office:value="-1626" calcext:value-type="float">
            <text:p>-1626</text:p>
          </table:table-cell>
          <table:table-cell office:value-type="string" calcext:value-type="string">
            <text:p>FFFFF9A6</text:p>
          </table:table-cell>
          <table:table-cell office:value-type="float" office:value="1641.54821" calcext:value-type="float">
            <text:p>1641.548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2" calcext:value-type="float">
            <text:p>142</text:p>
          </table:table-cell>
          <table:table-cell office:value-type="float" office:value="9106.21289" calcext:value-type="float">
            <text:p>9106.21289</text:p>
          </table:table-cell>
          <table:table-cell office:value-type="float" office:value="-1625" calcext:value-type="float">
            <text:p>-1625</text:p>
          </table:table-cell>
          <table:table-cell office:value-type="string" calcext:value-type="string">
            <text:p>FFFFF9A7</text:p>
          </table:table-cell>
          <table:table-cell office:value-type="float" office:value="1548.10473" calcext:value-type="float">
            <text:p>1548.1047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3" calcext:value-type="float">
            <text:p>143</text:p>
          </table:table-cell>
          <table:table-cell office:value-type="float" office:value="9170.34082" calcext:value-type="float">
            <text:p>9170.34082</text:p>
          </table:table-cell>
          <table:table-cell office:value-type="float" office:value="-1531" calcext:value-type="float">
            <text:p>-1531</text:p>
          </table:table-cell>
          <table:table-cell office:value-type="string" calcext:value-type="string">
            <text:p>FFFFFA05</text:p>
          </table:table-cell>
          <table:table-cell office:value-type="float" office:value="1530.35656" calcext:value-type="float">
            <text:p>1530.3565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" calcext:value-type="float">
            <text:p>144</text:p>
          </table:table-cell>
          <table:table-cell office:value-type="float" office:value="9234.46875" calcext:value-type="float">
            <text:p>9234.46875</text:p>
          </table:table-cell>
          <table:table-cell office:value-type="float" office:value="-1528" calcext:value-type="float">
            <text:p>-1528</text:p>
          </table:table-cell>
          <table:table-cell office:value-type="string" calcext:value-type="string">
            <text:p>FFFFFA08</text:p>
          </table:table-cell>
          <table:table-cell office:value-type="float" office:value="1613.20556" calcext:value-type="float">
            <text:p>1613.2055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" calcext:value-type="float">
            <text:p>145</text:p>
          </table:table-cell>
          <table:table-cell office:value-type="float" office:value="9298.59765" calcext:value-type="float">
            <text:p>9298.59765</text:p>
          </table:table-cell>
          <table:table-cell office:value-type="float" office:value="-1524" calcext:value-type="float">
            <text:p>-1524</text:p>
          </table:table-cell>
          <table:table-cell office:value-type="string" calcext:value-type="string">
            <text:p>FFFFFA0C</text:p>
          </table:table-cell>
          <table:table-cell office:value-type="float" office:value="1612.29943" calcext:value-type="float">
            <text:p>1612.2994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6" calcext:value-type="float">
            <text:p>146</text:p>
          </table:table-cell>
          <table:table-cell office:value-type="float" office:value="9362.72558" calcext:value-type="float">
            <text:p>9362.72558</text:p>
          </table:table-cell>
          <table:table-cell office:value-type="float" office:value="-1522" calcext:value-type="float">
            <text:p>-1522</text:p>
          </table:table-cell>
          <table:table-cell office:value-type="string" calcext:value-type="string">
            <text:p>FFFFFA0E</text:p>
          </table:table-cell>
          <table:table-cell office:value-type="float" office:value="1537.32873" calcext:value-type="float">
            <text:p>1537.3287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7" calcext:value-type="float">
            <text:p>147</text:p>
          </table:table-cell>
          <table:table-cell office:value-type="float" office:value="9426.85351" calcext:value-type="float">
            <text:p>9426.85351</text:p>
          </table:table-cell>
          <table:table-cell office:value-type="float" office:value="-1522" calcext:value-type="float">
            <text:p>-1522</text:p>
          </table:table-cell>
          <table:table-cell office:value-type="string" calcext:value-type="string">
            <text:p>FFFFFA0E</text:p>
          </table:table-cell>
          <table:table-cell office:value-type="float" office:value="1561.05822" calcext:value-type="float">
            <text:p>1561.0582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8" calcext:value-type="float">
            <text:p>148</text:p>
          </table:table-cell>
          <table:table-cell office:value-type="float" office:value="9490.98242" calcext:value-type="float">
            <text:p>9490.98242</text:p>
          </table:table-cell>
          <table:table-cell office:value-type="float" office:value="-1522" calcext:value-type="float">
            <text:p>-1522</text:p>
          </table:table-cell>
          <table:table-cell office:value-type="string" calcext:value-type="string">
            <text:p>FFFFFA0E</text:p>
          </table:table-cell>
          <table:table-cell office:value-type="float" office:value="1658.85864" calcext:value-type="float">
            <text:p>1658.8586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9" calcext:value-type="float">
            <text:p>149</text:p>
          </table:table-cell>
          <table:table-cell office:value-type="float" office:value="9555.11035" calcext:value-type="float">
            <text:p>9555.11035</text:p>
          </table:table-cell>
          <table:table-cell office:value-type="float" office:value="-1522" calcext:value-type="float">
            <text:p>-1522</text:p>
          </table:table-cell>
          <table:table-cell office:value-type="string" calcext:value-type="string">
            <text:p>FFFFFA0E</text:p>
          </table:table-cell>
          <table:table-cell office:value-type="float" office:value="1557.05017" calcext:value-type="float">
            <text:p>1557.050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0" calcext:value-type="float">
            <text:p>150</text:p>
          </table:table-cell>
          <table:table-cell office:value-type="float" office:value="9619.23828" calcext:value-type="float">
            <text:p>9619.23828</text:p>
          </table:table-cell>
          <table:table-cell office:value-type="float" office:value="-1521" calcext:value-type="float">
            <text:p>-1521</text:p>
          </table:table-cell>
          <table:table-cell office:value-type="string" calcext:value-type="string">
            <text:p>FFFFFA0F</text:p>
          </table:table-cell>
          <table:table-cell office:value-type="float" office:value="1525.42285" calcext:value-type="float">
            <text:p>1525.4228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1" calcext:value-type="float">
            <text:p>151</text:p>
          </table:table-cell>
          <table:table-cell office:value-type="float" office:value="9683.36718" calcext:value-type="float">
            <text:p>9683.36718</text:p>
          </table:table-cell>
          <table:table-cell office:value-type="float" office:value="-1521" calcext:value-type="float">
            <text:p>-1521</text:p>
          </table:table-cell>
          <table:table-cell office:value-type="string" calcext:value-type="string">
            <text:p>FFFFFA0F</text:p>
          </table:table-cell>
          <table:table-cell office:value-type="float" office:value="1624.78002" calcext:value-type="float">
            <text:p>1624.7800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2" calcext:value-type="float">
            <text:p>152</text:p>
          </table:table-cell>
          <table:table-cell office:value-type="float" office:value="9747.49511" calcext:value-type="float">
            <text:p>9747.49511</text:p>
          </table:table-cell>
          <table:table-cell office:value-type="float" office:value="-1522" calcext:value-type="float">
            <text:p>-1522</text:p>
          </table:table-cell>
          <table:table-cell office:value-type="string" calcext:value-type="string">
            <text:p>FFFFFA0E</text:p>
          </table:table-cell>
          <table:table-cell office:value-type="float" office:value="1611.16821" calcext:value-type="float">
            <text:p>1611.1682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3" calcext:value-type="float">
            <text:p>153</text:p>
          </table:table-cell>
          <table:table-cell office:value-type="float" office:value="9811.62304" calcext:value-type="float">
            <text:p>9811.62304</text:p>
          </table:table-cell>
          <table:table-cell office:value-type="float" office:value="-1521" calcext:value-type="float">
            <text:p>-1521</text:p>
          </table:table-cell>
          <table:table-cell office:value-type="string" calcext:value-type="string">
            <text:p>FFFFFA0F</text:p>
          </table:table-cell>
          <table:table-cell office:value-type="float" office:value="1523.21154" calcext:value-type="float">
            <text:p>1523.2115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4" calcext:value-type="float">
            <text:p>154</text:p>
          </table:table-cell>
          <table:table-cell office:value-type="float" office:value="9875.75195" calcext:value-type="float">
            <text:p>9875.75195</text:p>
          </table:table-cell>
          <table:table-cell office:value-type="float" office:value="-1521" calcext:value-type="float">
            <text:p>-1521</text:p>
          </table:table-cell>
          <table:table-cell office:value-type="string" calcext:value-type="string">
            <text:p>FFFFFA0F</text:p>
          </table:table-cell>
          <table:table-cell office:value-type="float" office:value="1564.67639" calcext:value-type="float">
            <text:p>1564.6763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5" calcext:value-type="float">
            <text:p>155</text:p>
          </table:table-cell>
          <table:table-cell office:value-type="float" office:value="9939.87988" calcext:value-type="float">
            <text:p>9939.87988</text:p>
          </table:table-cell>
          <table:table-cell office:value-type="float" office:value="-1520" calcext:value-type="float">
            <text:p>-1520</text:p>
          </table:table-cell>
          <table:table-cell office:value-type="string" calcext:value-type="string">
            <text:p>FFFFFA10</text:p>
          </table:table-cell>
          <table:table-cell office:value-type="float" office:value="1622.73815" calcext:value-type="float">
            <text:p>1622.738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6" calcext:value-type="float">
            <text:p>156</text:p>
          </table:table-cell>
          <table:table-cell office:value-type="float" office:value="10004.00781" calcext:value-type="float">
            <text:p>10004.00781</text:p>
          </table:table-cell>
          <table:table-cell office:value-type="float" office:value="-1520" calcext:value-type="float">
            <text:p>-1520</text:p>
          </table:table-cell>
          <table:table-cell office:value-type="string" calcext:value-type="string">
            <text:p>FFFFFA10</text:p>
          </table:table-cell>
          <table:table-cell office:value-type="float" office:value="1565.56433" calcext:value-type="float">
            <text:p>1565.5643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7" calcext:value-type="float">
            <text:p>157</text:p>
          </table:table-cell>
          <table:table-cell office:value-type="float" office:value="10068.13671" calcext:value-type="float">
            <text:p>10068.13671</text:p>
          </table:table-cell>
          <table:table-cell office:value-type="float" office:value="-1522" calcext:value-type="float">
            <text:p>-1522</text:p>
          </table:table-cell>
          <table:table-cell office:value-type="string" calcext:value-type="string">
            <text:p>FFFFFA0E</text:p>
          </table:table-cell>
          <table:table-cell office:value-type="float" office:value="1530.3059" calcext:value-type="float">
            <text:p>1530.30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8" calcext:value-type="float">
            <text:p>158</text:p>
          </table:table-cell>
          <table:table-cell office:value-type="float" office:value="10132.26464" calcext:value-type="float">
            <text:p>10132.26464</text:p>
          </table:table-cell>
          <table:table-cell office:value-type="float" office:value="-1525" calcext:value-type="float">
            <text:p>-1525</text:p>
          </table:table-cell>
          <table:table-cell office:value-type="string" calcext:value-type="string">
            <text:p>FFFFFA0B</text:p>
          </table:table-cell>
          <table:table-cell office:value-type="float" office:value="1605.94689" calcext:value-type="float">
            <text:p>1605.9468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9" calcext:value-type="float">
            <text:p>159</text:p>
          </table:table-cell>
          <table:table-cell office:value-type="float" office:value="10196.39257" calcext:value-type="float">
            <text:p>10196.39257</text:p>
          </table:table-cell>
          <table:table-cell office:value-type="float" office:value="-1528" calcext:value-type="float">
            <text:p>-1528</text:p>
          </table:table-cell>
          <table:table-cell office:value-type="string" calcext:value-type="string">
            <text:p>FFFFFA08</text:p>
          </table:table-cell>
          <table:table-cell office:value-type="float" office:value="1614.30859" calcext:value-type="float">
            <text:p>1614.3085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0" calcext:value-type="float">
            <text:p>160</text:p>
          </table:table-cell>
          <table:table-cell office:value-type="float" office:value="10260.52148" calcext:value-type="float">
            <text:p>10260.52148</text:p>
          </table:table-cell>
          <table:table-cell office:value-type="float" office:value="-1530" calcext:value-type="float">
            <text:p>-1530</text:p>
          </table:table-cell>
          <table:table-cell office:value-type="string" calcext:value-type="string">
            <text:p>FFFFFA06</text:p>
          </table:table-cell>
          <table:table-cell office:value-type="float" office:value="1512.95092" calcext:value-type="float">
            <text:p>1512.9509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1" calcext:value-type="float">
            <text:p>161</text:p>
          </table:table-cell>
          <table:table-cell office:value-type="float" office:value="10324.64941" calcext:value-type="float">
            <text:p>10324.64941</text:p>
          </table:table-cell>
          <table:table-cell office:value-type="float" office:value="-1532" calcext:value-type="float">
            <text:p>-1532</text:p>
          </table:table-cell>
          <table:table-cell office:value-type="string" calcext:value-type="string">
            <text:p>FFFFFA04</text:p>
          </table:table-cell>
          <table:table-cell office:value-type="float" office:value="1564.67309" calcext:value-type="float">
            <text:p>1564.6730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2" calcext:value-type="float">
            <text:p>162</text:p>
          </table:table-cell>
          <table:table-cell office:value-type="float" office:value="10388.77734" calcext:value-type="float">
            <text:p>10388.77734</text:p>
          </table:table-cell>
          <table:table-cell office:value-type="float" office:value="-1533" calcext:value-type="float">
            <text:p>-1533</text:p>
          </table:table-cell>
          <table:table-cell office:value-type="string" calcext:value-type="string">
            <text:p>FFFFFA03</text:p>
          </table:table-cell>
          <table:table-cell office:value-type="float" office:value="1627.93078" calcext:value-type="float">
            <text:p>1627.9307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3" calcext:value-type="float">
            <text:p>163</text:p>
          </table:table-cell>
          <table:table-cell office:value-type="float" office:value="10452.90625" calcext:value-type="float">
            <text:p>10452.90625</text:p>
          </table:table-cell>
          <table:table-cell office:value-type="float" office:value="-1535" calcext:value-type="float">
            <text:p>-1535</text:p>
          </table:table-cell>
          <table:table-cell office:value-type="string" calcext:value-type="string">
            <text:p>FFFFFA01</text:p>
          </table:table-cell>
          <table:table-cell office:value-type="float" office:value="1566.906" calcext:value-type="float">
            <text:p>1566.90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64" calcext:value-type="float">
            <text:p>164</text:p>
          </table:table-cell>
          <table:table-cell office:value-type="float" office:value="10517.03417" calcext:value-type="float">
            <text:p>10517.03417</text:p>
          </table:table-cell>
          <table:table-cell office:value-type="float" office:value="-1538" calcext:value-type="float">
            <text:p>-1538</text:p>
          </table:table-cell>
          <table:table-cell office:value-type="string" calcext:value-type="string">
            <text:p>FFFFF9FE</text:p>
          </table:table-cell>
          <table:table-cell office:value-type="float" office:value="1532.85827" calcext:value-type="float">
            <text:p>1532.8582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5" calcext:value-type="float">
            <text:p>165</text:p>
          </table:table-cell>
          <table:table-cell office:value-type="float" office:value="10581.1621" calcext:value-type="float">
            <text:p>10581.1621</text:p>
          </table:table-cell>
          <table:table-cell office:value-type="float" office:value="-1539" calcext:value-type="float">
            <text:p>-1539</text:p>
          </table:table-cell>
          <table:table-cell office:value-type="string" calcext:value-type="string">
            <text:p>FFFFF9FD</text:p>
          </table:table-cell>
          <table:table-cell office:value-type="float" office:value="1624.21643" calcext:value-type="float">
            <text:p>1624.2164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6" calcext:value-type="float">
            <text:p>166</text:p>
          </table:table-cell>
          <table:table-cell office:value-type="float" office:value="10645.29101" calcext:value-type="float">
            <text:p>10645.29101</text:p>
          </table:table-cell>
          <table:table-cell office:value-type="float" office:value="-1541" calcext:value-type="float">
            <text:p>-1541</text:p>
          </table:table-cell>
          <table:table-cell office:value-type="string" calcext:value-type="string">
            <text:p>FFFFF9FB</text:p>
          </table:table-cell>
          <table:table-cell office:value-type="float" office:value="1611.65075" calcext:value-type="float">
            <text:p>1611.6507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" calcext:value-type="float">
            <text:p>167</text:p>
          </table:table-cell>
          <table:table-cell office:value-type="float" office:value="10709.41894" calcext:value-type="float">
            <text:p>10709.41894</text:p>
          </table:table-cell>
          <table:table-cell office:value-type="float" office:value="-1543" calcext:value-type="float">
            <text:p>-1543</text:p>
          </table:table-cell>
          <table:table-cell office:value-type="string" calcext:value-type="string">
            <text:p>FFFFF9F9</text:p>
          </table:table-cell>
          <table:table-cell office:value-type="float" office:value="1514.74938" calcext:value-type="float">
            <text:p>1514.7493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8" calcext:value-type="float">
            <text:p>168</text:p>
          </table:table-cell>
          <table:table-cell office:value-type="float" office:value="10773.54687" calcext:value-type="float">
            <text:p>10773.54687</text:p>
          </table:table-cell>
          <table:table-cell office:value-type="float" office:value="-1546" calcext:value-type="float">
            <text:p>-1546</text:p>
          </table:table-cell>
          <table:table-cell office:value-type="string" calcext:value-type="string">
            <text:p>FFFFF9F6</text:p>
          </table:table-cell>
          <table:table-cell office:value-type="float" office:value="1579.95373" calcext:value-type="float">
            <text:p>1579.9537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9" calcext:value-type="float">
            <text:p>169</text:p>
          </table:table-cell>
          <table:table-cell office:value-type="float" office:value="10837.67578" calcext:value-type="float">
            <text:p>10837.67578</text:p>
          </table:table-cell>
          <table:table-cell office:value-type="float" office:value="-1549" calcext:value-type="float">
            <text:p>-1549</text:p>
          </table:table-cell>
          <table:table-cell office:value-type="string" calcext:value-type="string">
            <text:p>FFFFF9F3</text:p>
          </table:table-cell>
          <table:table-cell office:value-type="float" office:value="1620.81811" calcext:value-type="float">
            <text:p>1620.818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0" calcext:value-type="float">
            <text:p>170</text:p>
          </table:table-cell>
          <table:table-cell office:value-type="float" office:value="10901.80371" calcext:value-type="float">
            <text:p>10901.80371</text:p>
          </table:table-cell>
          <table:table-cell office:value-type="float" office:value="-1552" calcext:value-type="float">
            <text:p>-1552</text:p>
          </table:table-cell>
          <table:table-cell office:value-type="string" calcext:value-type="string">
            <text:p>FFFFF9F0</text:p>
          </table:table-cell>
          <table:table-cell office:value-type="float" office:value="1564.24572" calcext:value-type="float">
            <text:p>1564.2457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1" calcext:value-type="float">
            <text:p>171</text:p>
          </table:table-cell>
          <table:table-cell office:value-type="float" office:value="10965.93164" calcext:value-type="float">
            <text:p>10965.93164</text:p>
          </table:table-cell>
          <table:table-cell office:value-type="float" office:value="-1555" calcext:value-type="float">
            <text:p>-1555</text:p>
          </table:table-cell>
          <table:table-cell office:value-type="string" calcext:value-type="string">
            <text:p>FFFFF9ED</text:p>
          </table:table-cell>
          <table:table-cell office:value-type="float" office:value="1537.04162" calcext:value-type="float">
            <text:p>1537.0416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2" calcext:value-type="float">
            <text:p>172</text:p>
          </table:table-cell>
          <table:table-cell office:value-type="float" office:value="11030.06054" calcext:value-type="float">
            <text:p>11030.06054</text:p>
          </table:table-cell>
          <table:table-cell office:value-type="float" office:value="-1557" calcext:value-type="float">
            <text:p>-1557</text:p>
          </table:table-cell>
          <table:table-cell office:value-type="string" calcext:value-type="string">
            <text:p>FFFFF9EB</text:p>
          </table:table-cell>
          <table:table-cell office:value-type="float" office:value="1591.7821" calcext:value-type="float">
            <text:p>1591.782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3" calcext:value-type="float">
            <text:p>173</text:p>
          </table:table-cell>
          <table:table-cell office:value-type="float" office:value="11094.18847" calcext:value-type="float">
            <text:p>11094.18847</text:p>
          </table:table-cell>
          <table:table-cell office:value-type="float" office:value="-1558" calcext:value-type="float">
            <text:p>-1558</text:p>
          </table:table-cell>
          <table:table-cell office:value-type="string" calcext:value-type="string">
            <text:p>FFFFF9EA</text:p>
          </table:table-cell>
          <table:table-cell office:value-type="float" office:value="1625.17248" calcext:value-type="float">
            <text:p>1625.172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4" calcext:value-type="float">
            <text:p>174</text:p>
          </table:table-cell>
          <table:table-cell office:value-type="float" office:value="11158.3164" calcext:value-type="float">
            <text:p>11158.3164</text:p>
          </table:table-cell>
          <table:table-cell office:value-type="float" office:value="-1559" calcext:value-type="float">
            <text:p>-1559</text:p>
          </table:table-cell>
          <table:table-cell office:value-type="string" calcext:value-type="string">
            <text:p>FFFFF9E9</text:p>
          </table:table-cell>
          <table:table-cell office:value-type="float" office:value="1526.37243" calcext:value-type="float">
            <text:p>1526.3724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5" calcext:value-type="float">
            <text:p>175</text:p>
          </table:table-cell>
          <table:table-cell office:value-type="float" office:value="11222.44531" calcext:value-type="float">
            <text:p>11222.44531</text:p>
          </table:table-cell>
          <table:table-cell office:value-type="float" office:value="-1562" calcext:value-type="float">
            <text:p>-1562</text:p>
          </table:table-cell>
          <table:table-cell office:value-type="string" calcext:value-type="string">
            <text:p>FFFFF9E6</text:p>
          </table:table-cell>
          <table:table-cell office:value-type="float" office:value="1569.86987" calcext:value-type="float">
            <text:p>1569.8698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6" calcext:value-type="float">
            <text:p>176</text:p>
          </table:table-cell>
          <table:table-cell office:value-type="float" office:value="11286.57324" calcext:value-type="float">
            <text:p>11286.57324</text:p>
          </table:table-cell>
          <table:table-cell office:value-type="float" office:value="-1564" calcext:value-type="float">
            <text:p>-1564</text:p>
          </table:table-cell>
          <table:table-cell office:value-type="string" calcext:value-type="string">
            <text:p>FFFFF9E4</text:p>
          </table:table-cell>
          <table:table-cell office:value-type="float" office:value="1643.16931" calcext:value-type="float">
            <text:p>1643.1693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7" calcext:value-type="float">
            <text:p>177</text:p>
          </table:table-cell>
          <table:table-cell office:value-type="float" office:value="11350.70117" calcext:value-type="float">
            <text:p>11350.70117</text:p>
          </table:table-cell>
          <table:table-cell office:value-type="float" office:value="-1564" calcext:value-type="float">
            <text:p>-1564</text:p>
          </table:table-cell>
          <table:table-cell office:value-type="string" calcext:value-type="string">
            <text:p>FFFFF9E4</text:p>
          </table:table-cell>
          <table:table-cell office:value-type="float" office:value="1574.22094" calcext:value-type="float">
            <text:p>1574.2209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8" calcext:value-type="float">
            <text:p>178</text:p>
          </table:table-cell>
          <table:table-cell office:value-type="float" office:value="11414.83007" calcext:value-type="float">
            <text:p>11414.83007</text:p>
          </table:table-cell>
          <table:table-cell office:value-type="float" office:value="-1567" calcext:value-type="float">
            <text:p>-1567</text:p>
          </table:table-cell>
          <table:table-cell office:value-type="string" calcext:value-type="string">
            <text:p>FFFFF9E1</text:p>
          </table:table-cell>
          <table:table-cell office:value-type="float" office:value="1527.54345" calcext:value-type="float">
            <text:p>1527.5434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9" calcext:value-type="float">
            <text:p>179</text:p>
          </table:table-cell>
          <table:table-cell office:value-type="float" office:value="11478.958" calcext:value-type="float">
            <text:p>11478.958</text:p>
          </table:table-cell>
          <table:table-cell office:value-type="float" office:value="-1568" calcext:value-type="float">
            <text:p>-1568</text:p>
          </table:table-cell>
          <table:table-cell office:value-type="string" calcext:value-type="string">
            <text:p>FFFFF9E0</text:p>
          </table:table-cell>
          <table:table-cell office:value-type="float" office:value="1613.07507" calcext:value-type="float">
            <text:p>1613.075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80" calcext:value-type="float">
            <text:p>180</text:p>
          </table:table-cell>
          <table:table-cell office:value-type="float" office:value="11543.08593" calcext:value-type="float">
            <text:p>11543.08593</text:p>
          </table:table-cell>
          <table:table-cell office:value-type="float" office:value="-1569" calcext:value-type="float">
            <text:p>-1569</text:p>
          </table:table-cell>
          <table:table-cell office:value-type="string" calcext:value-type="string">
            <text:p>FFFFF9DF</text:p>
          </table:table-cell>
          <table:table-cell office:value-type="float" office:value="1612.29064" calcext:value-type="float">
            <text:p>1612.2906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81" calcext:value-type="float">
            <text:p>181</text:p>
          </table:table-cell>
          <table:table-cell office:value-type="float" office:value="11607.21484" calcext:value-type="float">
            <text:p>11607.21484</text:p>
          </table:table-cell>
          <table:table-cell office:value-type="float" office:value="-1571" calcext:value-type="float">
            <text:p>-1571</text:p>
          </table:table-cell>
          <table:table-cell office:value-type="string" calcext:value-type="string">
            <text:p>FFFFF9DD</text:p>
          </table:table-cell>
          <table:table-cell office:value-type="float" office:value="1532.54467" calcext:value-type="float">
            <text:p>1532.5446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2" calcext:value-type="float">
            <text:p>182</text:p>
          </table:table-cell>
          <table:table-cell office:value-type="float" office:value="11671.34277" calcext:value-type="float">
            <text:p>11671.34277</text:p>
          </table:table-cell>
          <table:table-cell office:value-type="float" office:value="-1572" calcext:value-type="float">
            <text:p>-1572</text:p>
          </table:table-cell>
          <table:table-cell office:value-type="string" calcext:value-type="string">
            <text:p>FFFFF9DC</text:p>
          </table:table-cell>
          <table:table-cell office:value-type="float" office:value="1570.48291" calcext:value-type="float">
            <text:p>1570.4829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83" calcext:value-type="float">
            <text:p>183</text:p>
          </table:table-cell>
          <table:table-cell office:value-type="float" office:value="11735.4707" calcext:value-type="float">
            <text:p>11735.4707</text:p>
          </table:table-cell>
          <table:table-cell office:value-type="float" office:value="-1572" calcext:value-type="float">
            <text:p>-1572</text:p>
          </table:table-cell>
          <table:table-cell office:value-type="string" calcext:value-type="string">
            <text:p>FFFFF9DC</text:p>
          </table:table-cell>
          <table:table-cell office:value-type="float" office:value="1617.22204" calcext:value-type="float">
            <text:p>1617.2220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84" calcext:value-type="float">
            <text:p>184</text:p>
          </table:table-cell>
          <table:table-cell office:value-type="float" office:value="11799.5996" calcext:value-type="float">
            <text:p>11799.5996</text:p>
          </table:table-cell>
          <table:table-cell office:value-type="float" office:value="-1573" calcext:value-type="float">
            <text:p>-1573</text:p>
          </table:table-cell>
          <table:table-cell office:value-type="string" calcext:value-type="string">
            <text:p>FFFFF9DB</text:p>
          </table:table-cell>
          <table:table-cell office:value-type="float" office:value="1576.07482" calcext:value-type="float">
            <text:p>1576.0748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85" calcext:value-type="float">
            <text:p>185</text:p>
          </table:table-cell>
          <table:table-cell office:value-type="float" office:value="11863.72753" calcext:value-type="float">
            <text:p>11863.72753</text:p>
          </table:table-cell>
          <table:table-cell office:value-type="float" office:value="-1573" calcext:value-type="float">
            <text:p>-1573</text:p>
          </table:table-cell>
          <table:table-cell office:value-type="string" calcext:value-type="string">
            <text:p>FFFFF9DB</text:p>
          </table:table-cell>
          <table:table-cell office:value-type="float" office:value="1543.36035" calcext:value-type="float">
            <text:p>1543.3603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86" calcext:value-type="float">
            <text:p>186</text:p>
          </table:table-cell>
          <table:table-cell office:value-type="float" office:value="11927.85546" calcext:value-type="float">
            <text:p>11927.85546</text:p>
          </table:table-cell>
          <table:table-cell office:value-type="float" office:value="-1573" calcext:value-type="float">
            <text:p>-1573</text:p>
          </table:table-cell>
          <table:table-cell office:value-type="string" calcext:value-type="string">
            <text:p>FFFFF9DB</text:p>
          </table:table-cell>
          <table:table-cell office:value-type="float" office:value="1616.39819" calcext:value-type="float">
            <text:p>1616.3981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87" calcext:value-type="float">
            <text:p>187</text:p>
          </table:table-cell>
          <table:table-cell office:value-type="float" office:value="11991.98437" calcext:value-type="float">
            <text:p>11991.98437</text:p>
          </table:table-cell>
          <table:table-cell office:value-type="float" office:value="-1574" calcext:value-type="float">
            <text:p>-1574</text:p>
          </table:table-cell>
          <table:table-cell office:value-type="string" calcext:value-type="string">
            <text:p>FFFFF9DA</text:p>
          </table:table-cell>
          <table:table-cell office:value-type="float" office:value="1606.82592" calcext:value-type="float">
            <text:p>1606.8259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88" calcext:value-type="float">
            <text:p>188</text:p>
          </table:table-cell>
          <table:table-cell office:value-type="float" office:value="12056.1123" calcext:value-type="float">
            <text:p>12056.1123</text:p>
          </table:table-cell>
          <table:table-cell office:value-type="float" office:value="-1575" calcext:value-type="float">
            <text:p>-1575</text:p>
          </table:table-cell>
          <table:table-cell office:value-type="string" calcext:value-type="string">
            <text:p>FFFFF9D9</text:p>
          </table:table-cell>
          <table:table-cell office:value-type="float" office:value="1525.86999" calcext:value-type="float">
            <text:p>1525.8699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9" calcext:value-type="float">
            <text:p>189</text:p>
          </table:table-cell>
          <table:table-cell office:value-type="float" office:value="12120.24023" calcext:value-type="float">
            <text:p>12120.24023</text:p>
          </table:table-cell>
          <table:table-cell office:value-type="float" office:value="-1574" calcext:value-type="float">
            <text:p>-1574</text:p>
          </table:table-cell>
          <table:table-cell office:value-type="string" calcext:value-type="string">
            <text:p>FFFFF9DA</text:p>
          </table:table-cell>
          <table:table-cell office:value-type="float" office:value="1570.17858" calcext:value-type="float">
            <text:p>1570.1785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0" calcext:value-type="float">
            <text:p>190</text:p>
          </table:table-cell>
          <table:table-cell office:value-type="float" office:value="12184.36914" calcext:value-type="float">
            <text:p>12184.36914</text:p>
          </table:table-cell>
          <table:table-cell office:value-type="float" office:value="-1572" calcext:value-type="float">
            <text:p>-1572</text:p>
          </table:table-cell>
          <table:table-cell office:value-type="string" calcext:value-type="string">
            <text:p>FFFFF9DC</text:p>
          </table:table-cell>
          <table:table-cell office:value-type="float" office:value="1628.74707" calcext:value-type="float">
            <text:p>1628.7470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1" calcext:value-type="float">
            <text:p>191</text:p>
          </table:table-cell>
          <table:table-cell office:value-type="float" office:value="12248.49707" calcext:value-type="float">
            <text:p>12248.49707</text:p>
          </table:table-cell>
          <table:table-cell office:value-type="float" office:value="-1571" calcext:value-type="float">
            <text:p>-1571</text:p>
          </table:table-cell>
          <table:table-cell office:value-type="string" calcext:value-type="string">
            <text:p>FFFFF9DD</text:p>
          </table:table-cell>
          <table:table-cell office:value-type="float" office:value="1563.63024" calcext:value-type="float">
            <text:p>1563.630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92" calcext:value-type="float">
            <text:p>192</text:p>
          </table:table-cell>
          <table:table-cell office:value-type="float" office:value="12312.625" calcext:value-type="float">
            <text:p>12312.625</text:p>
          </table:table-cell>
          <table:table-cell office:value-type="float" office:value="-1570" calcext:value-type="float">
            <text:p>-1570</text:p>
          </table:table-cell>
          <table:table-cell office:value-type="string" calcext:value-type="string">
            <text:p>FFFFF9DE</text:p>
          </table:table-cell>
          <table:table-cell office:value-type="float" office:value="1525.86706" calcext:value-type="float">
            <text:p>1525.8670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93" calcext:value-type="float">
            <text:p>193</text:p>
          </table:table-cell>
          <table:table-cell office:value-type="float" office:value="12376.7539" calcext:value-type="float">
            <text:p>12376.7539</text:p>
          </table:table-cell>
          <table:table-cell office:value-type="float" office:value="-1569" calcext:value-type="float">
            <text:p>-1569</text:p>
          </table:table-cell>
          <table:table-cell office:value-type="string" calcext:value-type="string">
            <text:p>FFFFF9DF</text:p>
          </table:table-cell>
          <table:table-cell office:value-type="float" office:value="1603.17077" calcext:value-type="float">
            <text:p>1603.1707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4" calcext:value-type="float">
            <text:p>194</text:p>
          </table:table-cell>
          <table:table-cell office:value-type="float" office:value="12440.88183" calcext:value-type="float">
            <text:p>12440.88183</text:p>
          </table:table-cell>
          <table:table-cell office:value-type="float" office:value="-1567" calcext:value-type="float">
            <text:p>-1567</text:p>
          </table:table-cell>
          <table:table-cell office:value-type="string" calcext:value-type="string">
            <text:p>FFFFF9E1</text:p>
          </table:table-cell>
          <table:table-cell office:value-type="float" office:value="1617.07739" calcext:value-type="float">
            <text:p>1617.0773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5" calcext:value-type="float">
            <text:p>195</text:p>
          </table:table-cell>
          <table:table-cell office:value-type="float" office:value="12505.00976" calcext:value-type="float">
            <text:p>12505.00976</text:p>
          </table:table-cell>
          <table:table-cell office:value-type="float" office:value="-1567" calcext:value-type="float">
            <text:p>-1567</text:p>
          </table:table-cell>
          <table:table-cell office:value-type="string" calcext:value-type="string">
            <text:p>FFFFF9E1</text:p>
          </table:table-cell>
          <table:table-cell office:value-type="float" office:value="1538.87463" calcext:value-type="float">
            <text:p>1538.8746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6" calcext:value-type="float">
            <text:p>196</text:p>
          </table:table-cell>
          <table:table-cell office:value-type="float" office:value="12569.13867" calcext:value-type="float">
            <text:p>12569.13867</text:p>
          </table:table-cell>
          <table:table-cell office:value-type="float" office:value="-1564" calcext:value-type="float">
            <text:p>-1564</text:p>
          </table:table-cell>
          <table:table-cell office:value-type="string" calcext:value-type="string">
            <text:p>FFFFF9E4</text:p>
          </table:table-cell>
          <table:table-cell office:value-type="float" office:value="1571.36914" calcext:value-type="float">
            <text:p>1571.3691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7" calcext:value-type="float">
            <text:p>197</text:p>
          </table:table-cell>
          <table:table-cell office:value-type="float" office:value="12633.2666" calcext:value-type="float">
            <text:p>12633.2666</text:p>
          </table:table-cell>
          <table:table-cell office:value-type="float" office:value="-1562" calcext:value-type="float">
            <text:p>-1562</text:p>
          </table:table-cell>
          <table:table-cell office:value-type="string" calcext:value-type="string">
            <text:p>FFFFF9E6</text:p>
          </table:table-cell>
          <table:table-cell office:value-type="float" office:value="1625.005" calcext:value-type="float">
            <text:p>1625.00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8" calcext:value-type="float">
            <text:p>198</text:p>
          </table:table-cell>
          <table:table-cell office:value-type="float" office:value="12697.39453" calcext:value-type="float">
            <text:p>12697.39453</text:p>
          </table:table-cell>
          <table:table-cell office:value-type="float" office:value="-1560" calcext:value-type="float">
            <text:p>-1560</text:p>
          </table:table-cell>
          <table:table-cell office:value-type="string" calcext:value-type="string">
            <text:p>FFFFF9E8</text:p>
          </table:table-cell>
          <table:table-cell office:value-type="float" office:value="1556.37854" calcext:value-type="float">
            <text:p>1556.3785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9" calcext:value-type="float">
            <text:p>199</text:p>
          </table:table-cell>
          <table:table-cell office:value-type="float" office:value="12761.52343" calcext:value-type="float">
            <text:p>12761.52343</text:p>
          </table:table-cell>
          <table:table-cell office:value-type="float" office:value="-1557" calcext:value-type="float">
            <text:p>-1557</text:p>
          </table:table-cell>
          <table:table-cell office:value-type="string" calcext:value-type="string">
            <text:p>FFFFF9EB</text:p>
          </table:table-cell>
          <table:table-cell office:value-type="float" office:value="1521.76916" calcext:value-type="float">
            <text:p>1521.7691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0" calcext:value-type="float">
            <text:p>200</text:p>
          </table:table-cell>
          <table:table-cell office:value-type="float" office:value="12825.65136" calcext:value-type="float">
            <text:p>12825.65136</text:p>
          </table:table-cell>
          <table:table-cell office:value-type="float" office:value="-1553" calcext:value-type="float">
            <text:p>-1553</text:p>
          </table:table-cell>
          <table:table-cell office:value-type="string" calcext:value-type="string">
            <text:p>FFFFF9EF</text:p>
          </table:table-cell>
          <table:table-cell office:value-type="float" office:value="1597.18005" calcext:value-type="float">
            <text:p>1597.1800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" calcext:value-type="float">
            <text:p>201</text:p>
          </table:table-cell>
          <table:table-cell office:value-type="float" office:value="12889.77929" calcext:value-type="float">
            <text:p>12889.77929</text:p>
          </table:table-cell>
          <table:table-cell office:value-type="float" office:value="-1552" calcext:value-type="float">
            <text:p>-1552</text:p>
          </table:table-cell>
          <table:table-cell office:value-type="string" calcext:value-type="string">
            <text:p>FFFFF9F0</text:p>
          </table:table-cell>
          <table:table-cell office:value-type="float" office:value="1600.57104" calcext:value-type="float">
            <text:p>1600.5710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2" calcext:value-type="float">
            <text:p>202</text:p>
          </table:table-cell>
          <table:table-cell office:value-type="float" office:value="12953.9082" calcext:value-type="float">
            <text:p>12953.9082</text:p>
          </table:table-cell>
          <table:table-cell office:value-type="float" office:value="-1549" calcext:value-type="float">
            <text:p>-1549</text:p>
          </table:table-cell>
          <table:table-cell office:value-type="string" calcext:value-type="string">
            <text:p>FFFFF9F3</text:p>
          </table:table-cell>
          <table:table-cell office:value-type="float" office:value="1537.15686" calcext:value-type="float">
            <text:p>1537.1568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3" calcext:value-type="float">
            <text:p>203</text:p>
          </table:table-cell>
          <table:table-cell office:value-type="float" office:value="13018.03613" calcext:value-type="float">
            <text:p>13018.03613</text:p>
          </table:table-cell>
          <table:table-cell office:value-type="float" office:value="-1546" calcext:value-type="float">
            <text:p>-1546</text:p>
          </table:table-cell>
          <table:table-cell office:value-type="string" calcext:value-type="string">
            <text:p>FFFFF9F6</text:p>
          </table:table-cell>
          <table:table-cell office:value-type="float" office:value="1561.25805" calcext:value-type="float">
            <text:p>1561.2580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4" calcext:value-type="float">
            <text:p>204</text:p>
          </table:table-cell>
          <table:table-cell office:value-type="float" office:value="13082.16406" calcext:value-type="float">
            <text:p>13082.16406</text:p>
          </table:table-cell>
          <table:table-cell office:value-type="float" office:value="-1543" calcext:value-type="float">
            <text:p>-1543</text:p>
          </table:table-cell>
          <table:table-cell office:value-type="string" calcext:value-type="string">
            <text:p>FFFFF9F9</text:p>
          </table:table-cell>
          <table:table-cell office:value-type="float" office:value="1641.33349" calcext:value-type="float">
            <text:p>1641.3334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5" calcext:value-type="float">
            <text:p>205</text:p>
          </table:table-cell>
          <table:table-cell office:value-type="float" office:value="13146.29296" calcext:value-type="float">
            <text:p>13146.29296</text:p>
          </table:table-cell>
          <table:table-cell office:value-type="float" office:value="-1540" calcext:value-type="float">
            <text:p>-1540</text:p>
          </table:table-cell>
          <table:table-cell office:value-type="string" calcext:value-type="string">
            <text:p>FFFFF9FC</text:p>
          </table:table-cell>
          <table:table-cell office:value-type="float" office:value="1561.66809" calcext:value-type="float">
            <text:p>1561.6680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6" calcext:value-type="float">
            <text:p>206</text:p>
          </table:table-cell>
          <table:table-cell office:value-type="float" office:value="13210.42089" calcext:value-type="float">
            <text:p>13210.42089</text:p>
          </table:table-cell>
          <table:table-cell office:value-type="float" office:value="-1538" calcext:value-type="float">
            <text:p>-1538</text:p>
          </table:table-cell>
          <table:table-cell office:value-type="string" calcext:value-type="string">
            <text:p>FFFFF9FE</text:p>
          </table:table-cell>
          <table:table-cell office:value-type="float" office:value="1523.63439" calcext:value-type="float">
            <text:p>1523.6343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7" calcext:value-type="float">
            <text:p>207</text:p>
          </table:table-cell>
          <table:table-cell office:value-type="float" office:value="13274.54882" calcext:value-type="float">
            <text:p>13274.54882</text:p>
          </table:table-cell>
          <table:table-cell office:value-type="float" office:value="-1536" calcext:value-type="float">
            <text:p>-1536</text:p>
          </table:table-cell>
          <table:table-cell office:value-type="string" calcext:value-type="string">
            <text:p>FFFFFA00</text:p>
          </table:table-cell>
          <table:table-cell office:value-type="float" office:value="1619.2832" calcext:value-type="float">
            <text:p>1619.283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8" calcext:value-type="float">
            <text:p>208</text:p>
          </table:table-cell>
          <table:table-cell office:value-type="float" office:value="13338.67773" calcext:value-type="float">
            <text:p>13338.67773</text:p>
          </table:table-cell>
          <table:table-cell office:value-type="float" office:value="-1533" calcext:value-type="float">
            <text:p>-1533</text:p>
          </table:table-cell>
          <table:table-cell office:value-type="string" calcext:value-type="string">
            <text:p>FFFFFA03</text:p>
          </table:table-cell>
          <table:table-cell office:value-type="float" office:value="1599.23217" calcext:value-type="float">
            <text:p>1599.2321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9" calcext:value-type="float">
            <text:p>209</text:p>
          </table:table-cell>
          <table:table-cell office:value-type="float" office:value="13402.80566" calcext:value-type="float">
            <text:p>13402.80566</text:p>
          </table:table-cell>
          <table:table-cell office:value-type="float" office:value="-1530" calcext:value-type="float">
            <text:p>-1530</text:p>
          </table:table-cell>
          <table:table-cell office:value-type="string" calcext:value-type="string">
            <text:p>FFFFFA06</text:p>
          </table:table-cell>
          <table:table-cell office:value-type="float" office:value="1529.42443" calcext:value-type="float">
            <text:p>1529.424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10" calcext:value-type="float">
            <text:p>210</text:p>
          </table:table-cell>
          <table:table-cell office:value-type="float" office:value="13466.93359" calcext:value-type="float">
            <text:p>13466.93359</text:p>
          </table:table-cell>
          <table:table-cell office:value-type="float" office:value="-1528" calcext:value-type="float">
            <text:p>-1528</text:p>
          </table:table-cell>
          <table:table-cell office:value-type="string" calcext:value-type="string">
            <text:p>FFFFFA08</text:p>
          </table:table-cell>
          <table:table-cell office:value-type="float" office:value="1563.80334" calcext:value-type="float">
            <text:p>1563.8033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1" calcext:value-type="float">
            <text:p>211</text:p>
          </table:table-cell>
          <table:table-cell office:value-type="float" office:value="13531.0625" calcext:value-type="float">
            <text:p>13531.0625</text:p>
          </table:table-cell>
          <table:table-cell office:value-type="float" office:value="-1524" calcext:value-type="float">
            <text:p>-1524</text:p>
          </table:table-cell>
          <table:table-cell office:value-type="string" calcext:value-type="string">
            <text:p>FFFFFA0C</text:p>
          </table:table-cell>
          <table:table-cell office:value-type="float" office:value="1621.55371" calcext:value-type="float">
            <text:p>1621.5537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12" calcext:value-type="float">
            <text:p>212</text:p>
          </table:table-cell>
          <table:table-cell office:value-type="float" office:value="13595.19042" calcext:value-type="float">
            <text:p>13595.19042</text:p>
          </table:table-cell>
          <table:table-cell office:value-type="float" office:value="-1521" calcext:value-type="float">
            <text:p>-1521</text:p>
          </table:table-cell>
          <table:table-cell office:value-type="string" calcext:value-type="string">
            <text:p>FFFFFA0F</text:p>
          </table:table-cell>
          <table:table-cell office:value-type="float" office:value="1555.33752" calcext:value-type="float">
            <text:p>1555.3375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13" calcext:value-type="float">
            <text:p>213</text:p>
          </table:table-cell>
          <table:table-cell office:value-type="float" office:value="13659.31835" calcext:value-type="float">
            <text:p>13659.31835</text:p>
          </table:table-cell>
          <table:table-cell office:value-type="float" office:value="-1518" calcext:value-type="float">
            <text:p>-1518</text:p>
          </table:table-cell>
          <table:table-cell office:value-type="string" calcext:value-type="string">
            <text:p>FFFFFA12</text:p>
          </table:table-cell>
          <table:table-cell office:value-type="float" office:value="1537.88488" calcext:value-type="float">
            <text:p>1537.8848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14" calcext:value-type="float">
            <text:p>214</text:p>
          </table:table-cell>
          <table:table-cell office:value-type="float" office:value="13723.44726" calcext:value-type="float">
            <text:p>13723.44726</text:p>
          </table:table-cell>
          <table:table-cell office:value-type="float" office:value="-1515" calcext:value-type="float">
            <text:p>-1515</text:p>
          </table:table-cell>
          <table:table-cell office:value-type="string" calcext:value-type="string">
            <text:p>FFFFFA15</text:p>
          </table:table-cell>
          <table:table-cell office:value-type="float" office:value="1608.03369" calcext:value-type="float">
            <text:p>1608.0336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15" calcext:value-type="float">
            <text:p>215</text:p>
          </table:table-cell>
          <table:table-cell office:value-type="float" office:value="13787.57519" calcext:value-type="float">
            <text:p>13787.57519</text:p>
          </table:table-cell>
          <table:table-cell office:value-type="float" office:value="-1513" calcext:value-type="float">
            <text:p>-1513</text:p>
          </table:table-cell>
          <table:table-cell office:value-type="string" calcext:value-type="string">
            <text:p>FFFFFA17</text:p>
          </table:table-cell>
          <table:table-cell office:value-type="float" office:value="1600.84497" calcext:value-type="float">
            <text:p>1600.844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16" calcext:value-type="float">
            <text:p>216</text:p>
          </table:table-cell>
          <table:table-cell office:value-type="float" office:value="13851.70312" calcext:value-type="float">
            <text:p>13851.70312</text:p>
          </table:table-cell>
          <table:table-cell office:value-type="float" office:value="-1512" calcext:value-type="float">
            <text:p>-1512</text:p>
          </table:table-cell>
          <table:table-cell office:value-type="string" calcext:value-type="string">
            <text:p>FFFFFA18</text:p>
          </table:table-cell>
          <table:table-cell office:value-type="float" office:value="1535.07482" calcext:value-type="float">
            <text:p>1535.074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17" calcext:value-type="float">
            <text:p>217</text:p>
          </table:table-cell>
          <table:table-cell office:value-type="float" office:value="13915.83203" calcext:value-type="float">
            <text:p>13915.83203</text:p>
          </table:table-cell>
          <table:table-cell office:value-type="float" office:value="-1511" calcext:value-type="float">
            <text:p>-1511</text:p>
          </table:table-cell>
          <table:table-cell office:value-type="string" calcext:value-type="string">
            <text:p>FFFFFA19</text:p>
          </table:table-cell>
          <table:table-cell office:value-type="float" office:value="1565.60656" calcext:value-type="float">
            <text:p>1565.6065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  <table:table-cell office:value-type="float" office:value="13979.95996" calcext:value-type="float">
            <text:p>13979.95996</text:p>
          </table:table-cell>
          <table:table-cell office:value-type="float" office:value="-1510" calcext:value-type="float">
            <text:p>-1510</text:p>
          </table:table-cell>
          <table:table-cell office:value-type="string" calcext:value-type="string">
            <text:p>FFFFFA1A</text:p>
          </table:table-cell>
          <table:table-cell office:value-type="float" office:value="1617.26147" calcext:value-type="float">
            <text:p>1617.2614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19" calcext:value-type="float">
            <text:p>219</text:p>
          </table:table-cell>
          <table:table-cell office:value-type="float" office:value="14044.08789" calcext:value-type="float">
            <text:p>14044.08789</text:p>
          </table:table-cell>
          <table:table-cell office:value-type="float" office:value="-1510" calcext:value-type="float">
            <text:p>-1510</text:p>
          </table:table-cell>
          <table:table-cell office:value-type="string" calcext:value-type="string">
            <text:p>FFFFFA1A</text:p>
          </table:table-cell>
          <table:table-cell office:value-type="float" office:value="1564.9309" calcext:value-type="float">
            <text:p>1564.930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0" calcext:value-type="float">
            <text:p>220</text:p>
          </table:table-cell>
          <table:table-cell office:value-type="float" office:value="14108.21679" calcext:value-type="float">
            <text:p>14108.21679</text:p>
          </table:table-cell>
          <table:table-cell office:value-type="float" office:value="-1510" calcext:value-type="float">
            <text:p>-1510</text:p>
          </table:table-cell>
          <table:table-cell office:value-type="string" calcext:value-type="string">
            <text:p>FFFFFA1A</text:p>
          </table:table-cell>
          <table:table-cell office:value-type="float" office:value="1537.27319" calcext:value-type="float">
            <text:p>1537.2731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1" calcext:value-type="float">
            <text:p>221</text:p>
          </table:table-cell>
          <table:table-cell office:value-type="float" office:value="14172.34472" calcext:value-type="float">
            <text:p>14172.34472</text:p>
          </table:table-cell>
          <table:table-cell office:value-type="float" office:value="-1510" calcext:value-type="float">
            <text:p>-1510</text:p>
          </table:table-cell>
          <table:table-cell office:value-type="string" calcext:value-type="string">
            <text:p>FFFFFA1A</text:p>
          </table:table-cell>
          <table:table-cell office:value-type="float" office:value="1604.49658" calcext:value-type="float">
            <text:p>1604.4965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22" calcext:value-type="float">
            <text:p>222</text:p>
          </table:table-cell>
          <table:table-cell office:value-type="float" office:value="14236.47265" calcext:value-type="float">
            <text:p>14236.47265</text:p>
          </table:table-cell>
          <table:table-cell office:value-type="float" office:value="-1510" calcext:value-type="float">
            <text:p>-1510</text:p>
          </table:table-cell>
          <table:table-cell office:value-type="string" calcext:value-type="string">
            <text:p>FFFFFA1A</text:p>
          </table:table-cell>
          <table:table-cell office:value-type="float" office:value="1602.81701" calcext:value-type="float">
            <text:p>1602.8170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23" calcext:value-type="float">
            <text:p>223</text:p>
          </table:table-cell>
          <table:table-cell office:value-type="float" office:value="14300.60156" calcext:value-type="float">
            <text:p>14300.60156</text:p>
          </table:table-cell>
          <table:table-cell office:value-type="float" office:value="-1511" calcext:value-type="float">
            <text:p>-1511</text:p>
          </table:table-cell>
          <table:table-cell office:value-type="string" calcext:value-type="string">
            <text:p>FFFFFA19</text:p>
          </table:table-cell>
          <table:table-cell office:value-type="float" office:value="1534.51599" calcext:value-type="float">
            <text:p>1534.5159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4" calcext:value-type="float">
            <text:p>224</text:p>
          </table:table-cell>
          <table:table-cell office:value-type="float" office:value="14364.72949" calcext:value-type="float">
            <text:p>14364.72949</text:p>
          </table:table-cell>
          <table:table-cell office:value-type="float" office:value="-1511" calcext:value-type="float">
            <text:p>-1511</text:p>
          </table:table-cell>
          <table:table-cell office:value-type="string" calcext:value-type="string">
            <text:p>FFFFFA19</text:p>
          </table:table-cell>
          <table:table-cell office:value-type="float" office:value="1567.91003" calcext:value-type="float">
            <text:p>1567.9100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5" calcext:value-type="float">
            <text:p>225</text:p>
          </table:table-cell>
          <table:table-cell office:value-type="float" office:value="14428.85742" calcext:value-type="float">
            <text:p>14428.85742</text:p>
          </table:table-cell>
          <table:table-cell office:value-type="float" office:value="-1512" calcext:value-type="float">
            <text:p>-1512</text:p>
          </table:table-cell>
          <table:table-cell office:value-type="string" calcext:value-type="string">
            <text:p>FFFFFA18</text:p>
          </table:table-cell>
          <table:table-cell office:value-type="float" office:value="1623.10583" calcext:value-type="float">
            <text:p>1623.1058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6" calcext:value-type="float">
            <text:p>226</text:p>
          </table:table-cell>
          <table:table-cell office:value-type="float" office:value="14492.98632" calcext:value-type="float">
            <text:p>14492.98632</text:p>
          </table:table-cell>
          <table:table-cell office:value-type="float" office:value="-1512" calcext:value-type="float">
            <text:p>-1512</text:p>
          </table:table-cell>
          <table:table-cell office:value-type="string" calcext:value-type="string">
            <text:p>FFFFFA18</text:p>
          </table:table-cell>
          <table:table-cell office:value-type="float" office:value="1573.76391" calcext:value-type="float">
            <text:p>1573.7639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7" calcext:value-type="float">
            <text:p>227</text:p>
          </table:table-cell>
          <table:table-cell office:value-type="float" office:value="14557.11425" calcext:value-type="float">
            <text:p>14557.11425</text:p>
          </table:table-cell>
          <table:table-cell office:value-type="float" office:value="-1514" calcext:value-type="float">
            <text:p>-1514</text:p>
          </table:table-cell>
          <table:table-cell office:value-type="string" calcext:value-type="string">
            <text:p>FFFFFA16</text:p>
          </table:table-cell>
          <table:table-cell office:value-type="float" office:value="1528.41943" calcext:value-type="float">
            <text:p>1528.4194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8" calcext:value-type="float">
            <text:p>228</text:p>
          </table:table-cell>
          <table:table-cell office:value-type="float" office:value="14621.24218" calcext:value-type="float">
            <text:p>14621.24218</text:p>
          </table:table-cell>
          <table:table-cell office:value-type="float" office:value="-1516" calcext:value-type="float">
            <text:p>-1516</text:p>
          </table:table-cell>
          <table:table-cell office:value-type="string" calcext:value-type="string">
            <text:p>FFFFFA14</text:p>
          </table:table-cell>
          <table:table-cell office:value-type="float" office:value="1618.32116" calcext:value-type="float">
            <text:p>1618.321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29" calcext:value-type="float">
            <text:p>229</text:p>
          </table:table-cell>
          <table:table-cell office:value-type="float" office:value="14685.37109" calcext:value-type="float">
            <text:p>14685.37109</text:p>
          </table:table-cell>
          <table:table-cell office:value-type="float" office:value="-1519" calcext:value-type="float">
            <text:p>-1519</text:p>
          </table:table-cell>
          <table:table-cell office:value-type="string" calcext:value-type="string">
            <text:p>FFFFFA11</text:p>
          </table:table-cell>
          <table:table-cell office:value-type="float" office:value="1600.57556" calcext:value-type="float">
            <text:p>1600.5755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30" calcext:value-type="float">
            <text:p>230</text:p>
          </table:table-cell>
          <table:table-cell office:value-type="float" office:value="14749.49902" calcext:value-type="float">
            <text:p>14749.49902</text:p>
          </table:table-cell>
          <table:table-cell office:value-type="float" office:value="-1522" calcext:value-type="float">
            <text:p>-1522</text:p>
          </table:table-cell>
          <table:table-cell office:value-type="string" calcext:value-type="string">
            <text:p>FFFFFA0E</text:p>
          </table:table-cell>
          <table:table-cell office:value-type="float" office:value="1545.10241" calcext:value-type="float">
            <text:p>1545.1024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31" calcext:value-type="float">
            <text:p>231</text:p>
          </table:table-cell>
          <table:table-cell office:value-type="float" office:value="14813.62695" calcext:value-type="float">
            <text:p>14813.62695</text:p>
          </table:table-cell>
          <table:table-cell office:value-type="float" office:value="-1525" calcext:value-type="float">
            <text:p>-1525</text:p>
          </table:table-cell>
          <table:table-cell office:value-type="string" calcext:value-type="string">
            <text:p>FFFFFA0B</text:p>
          </table:table-cell>
          <table:table-cell office:value-type="float" office:value="1570.52343" calcext:value-type="float">
            <text:p>1570.5234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2" calcext:value-type="float">
            <text:p>232</text:p>
          </table:table-cell>
          <table:table-cell office:value-type="float" office:value="14877.75585" calcext:value-type="float">
            <text:p>14877.75585</text:p>
          </table:table-cell>
          <table:table-cell office:value-type="float" office:value="-1529" calcext:value-type="float">
            <text:p>-1529</text:p>
          </table:table-cell>
          <table:table-cell office:value-type="string" calcext:value-type="string">
            <text:p>FFFFFA07</text:p>
          </table:table-cell>
          <table:table-cell office:value-type="float" office:value="1625.1549" calcext:value-type="float">
            <text:p>1625.154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33" calcext:value-type="float">
            <text:p>233</text:p>
          </table:table-cell>
          <table:table-cell office:value-type="float" office:value="14941.88378" calcext:value-type="float">
            <text:p>14941.88378</text:p>
          </table:table-cell>
          <table:table-cell office:value-type="float" office:value="-1532" calcext:value-type="float">
            <text:p>-1532</text:p>
          </table:table-cell>
          <table:table-cell office:value-type="string" calcext:value-type="string">
            <text:p>FFFFFA04</text:p>
          </table:table-cell>
          <table:table-cell office:value-type="float" office:value="1573.04931" calcext:value-type="float">
            <text:p>1573.0493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34" calcext:value-type="float">
            <text:p>234</text:p>
          </table:table-cell>
          <table:table-cell office:value-type="float" office:value="15006.01171" calcext:value-type="float">
            <text:p>15006.01171</text:p>
          </table:table-cell>
          <table:table-cell office:value-type="float" office:value="-1535" calcext:value-type="float">
            <text:p>-1535</text:p>
          </table:table-cell>
          <table:table-cell office:value-type="string" calcext:value-type="string">
            <text:p>FFFFFA01</text:p>
          </table:table-cell>
          <table:table-cell office:value-type="float" office:value="1529.70495" calcext:value-type="float">
            <text:p>1529.7049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35" calcext:value-type="float">
            <text:p>235</text:p>
          </table:table-cell>
          <table:table-cell office:value-type="float" office:value="15070.14062" calcext:value-type="float">
            <text:p>15070.14062</text:p>
          </table:table-cell>
          <table:table-cell office:value-type="float" office:value="-1538" calcext:value-type="float">
            <text:p>-1538</text:p>
          </table:table-cell>
          <table:table-cell office:value-type="string" calcext:value-type="string">
            <text:p>FFFFF9FE</text:p>
          </table:table-cell>
          <table:table-cell office:value-type="float" office:value="1602.76403" calcext:value-type="float">
            <text:p>1602.7640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36" calcext:value-type="float">
            <text:p>236</text:p>
          </table:table-cell>
          <table:table-cell office:value-type="float" office:value="15134.26855" calcext:value-type="float">
            <text:p>15134.26855</text:p>
          </table:table-cell>
          <table:table-cell office:value-type="float" office:value="-1542" calcext:value-type="float">
            <text:p>-1542</text:p>
          </table:table-cell>
          <table:table-cell office:value-type="string" calcext:value-type="string">
            <text:p>FFFFF9FA</text:p>
          </table:table-cell>
          <table:table-cell office:value-type="float" office:value="1596.8081" calcext:value-type="float">
            <text:p>1596.808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37" calcext:value-type="float">
            <text:p>237</text:p>
          </table:table-cell>
          <table:table-cell office:value-type="float" office:value="15198.39648" calcext:value-type="float">
            <text:p>15198.39648</text:p>
          </table:table-cell>
          <table:table-cell office:value-type="float" office:value="-1546" calcext:value-type="float">
            <text:p>-1546</text:p>
          </table:table-cell>
          <table:table-cell office:value-type="string" calcext:value-type="string">
            <text:p>FFFFF9F6</text:p>
          </table:table-cell>
          <table:table-cell office:value-type="float" office:value="1533.36535" calcext:value-type="float">
            <text:p>1533.3653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38" calcext:value-type="float">
            <text:p>238</text:p>
          </table:table-cell>
          <table:table-cell office:value-type="float" office:value="15262.52539" calcext:value-type="float">
            <text:p>15262.52539</text:p>
          </table:table-cell>
          <table:table-cell office:value-type="float" office:value="-1551" calcext:value-type="float">
            <text:p>-1551</text:p>
          </table:table-cell>
          <table:table-cell office:value-type="string" calcext:value-type="string">
            <text:p>FFFFF9F1</text:p>
          </table:table-cell>
          <table:table-cell office:value-type="float" office:value="1568.33752" calcext:value-type="float">
            <text:p>1568.3375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39" calcext:value-type="float">
            <text:p>239</text:p>
          </table:table-cell>
          <table:table-cell office:value-type="float" office:value="15326.65332" calcext:value-type="float">
            <text:p>15326.65332</text:p>
          </table:table-cell>
          <table:table-cell office:value-type="float" office:value="-1557" calcext:value-type="float">
            <text:p>-1557</text:p>
          </table:table-cell>
          <table:table-cell office:value-type="string" calcext:value-type="string">
            <text:p>FFFFF9EB</text:p>
          </table:table-cell>
          <table:table-cell office:value-type="float" office:value="1618.01635" calcext:value-type="float">
            <text:p>1618.0163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40" calcext:value-type="float">
            <text:p>240</text:p>
          </table:table-cell>
          <table:table-cell office:value-type="float" office:value="15390.78125" calcext:value-type="float">
            <text:p>15390.78125</text:p>
          </table:table-cell>
          <table:table-cell office:value-type="float" office:value="-1560" calcext:value-type="float">
            <text:p>-1560</text:p>
          </table:table-cell>
          <table:table-cell office:value-type="string" calcext:value-type="string">
            <text:p>FFFFF9E8</text:p>
          </table:table-cell>
          <table:table-cell office:value-type="float" office:value="1557.28857" calcext:value-type="float">
            <text:p>1557.2885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1" calcext:value-type="float">
            <text:p>241</text:p>
          </table:table-cell>
          <table:table-cell office:value-type="float" office:value="15454.91015" calcext:value-type="float">
            <text:p>15454.91015</text:p>
          </table:table-cell>
          <table:table-cell office:value-type="float" office:value="-1565" calcext:value-type="float">
            <text:p>-1565</text:p>
          </table:table-cell>
          <table:table-cell office:value-type="string" calcext:value-type="string">
            <text:p>FFFFF9E3</text:p>
          </table:table-cell>
          <table:table-cell office:value-type="float" office:value="1537.23388" calcext:value-type="float">
            <text:p>1537.2338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42" calcext:value-type="float">
            <text:p>242</text:p>
          </table:table-cell>
          <table:table-cell office:value-type="float" office:value="15519.03808" calcext:value-type="float">
            <text:p>15519.03808</text:p>
          </table:table-cell>
          <table:table-cell office:value-type="float" office:value="-1569" calcext:value-type="float">
            <text:p>-1569</text:p>
          </table:table-cell>
          <table:table-cell office:value-type="string" calcext:value-type="string">
            <text:p>FFFFF9DF</text:p>
          </table:table-cell>
          <table:table-cell office:value-type="float" office:value="1608.73474" calcext:value-type="float">
            <text:p>1608.7347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43" calcext:value-type="float">
            <text:p>243</text:p>
          </table:table-cell>
          <table:table-cell office:value-type="float" office:value="15583.16601" calcext:value-type="float">
            <text:p>15583.16601</text:p>
          </table:table-cell>
          <table:table-cell office:value-type="float" office:value="-1572" calcext:value-type="float">
            <text:p>-1572</text:p>
          </table:table-cell>
          <table:table-cell office:value-type="string" calcext:value-type="string">
            <text:p>FFFFF9DC</text:p>
          </table:table-cell>
          <table:table-cell office:value-type="float" office:value="1611.93188" calcext:value-type="float">
            <text:p>1611.931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44" calcext:value-type="float">
            <text:p>244</text:p>
          </table:table-cell>
          <table:table-cell office:value-type="float" office:value="15647.29492" calcext:value-type="float">
            <text:p>15647.29492</text:p>
          </table:table-cell>
          <table:table-cell office:value-type="float" office:value="-1577" calcext:value-type="float">
            <text:p>-1577</text:p>
          </table:table-cell>
          <table:table-cell office:value-type="string" calcext:value-type="string">
            <text:p>FFFFF9D7</text:p>
          </table:table-cell>
          <table:table-cell office:value-type="float" office:value="1537.2666" calcext:value-type="float">
            <text:p>1537.266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45" calcext:value-type="float">
            <text:p>245</text:p>
          </table:table-cell>
          <table:table-cell office:value-type="float" office:value="15711.42285" calcext:value-type="float">
            <text:p>15711.42285</text:p>
          </table:table-cell>
          <table:table-cell office:value-type="float" office:value="-1581" calcext:value-type="float">
            <text:p>-1581</text:p>
          </table:table-cell>
          <table:table-cell office:value-type="string" calcext:value-type="string">
            <text:p>FFFFF9D3</text:p>
          </table:table-cell>
          <table:table-cell office:value-type="float" office:value="1565.3446" calcext:value-type="float">
            <text:p>1565.344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46" calcext:value-type="float">
            <text:p>246</text:p>
          </table:table-cell>
          <table:table-cell office:value-type="float" office:value="15775.55078" calcext:value-type="float">
            <text:p>15775.55078</text:p>
          </table:table-cell>
          <table:table-cell office:value-type="float" office:value="-1583" calcext:value-type="float">
            <text:p>-1583</text:p>
          </table:table-cell>
          <table:table-cell office:value-type="string" calcext:value-type="string">
            <text:p>FFFFF9D1</text:p>
          </table:table-cell>
          <table:table-cell office:value-type="float" office:value="1628.4602" calcext:value-type="float">
            <text:p>1628.460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47" calcext:value-type="float">
            <text:p>247</text:p>
          </table:table-cell>
          <table:table-cell office:value-type="float" office:value="15839.67968" calcext:value-type="float">
            <text:p>15839.67968</text:p>
          </table:table-cell>
          <table:table-cell office:value-type="float" office:value="-1586" calcext:value-type="float">
            <text:p>-1586</text:p>
          </table:table-cell>
          <table:table-cell office:value-type="string" calcext:value-type="string">
            <text:p>FFFFF9CE</text:p>
          </table:table-cell>
          <table:table-cell office:value-type="float" office:value="1559.85058" calcext:value-type="float">
            <text:p>1559.8505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48" calcext:value-type="float">
            <text:p>248</text:p>
          </table:table-cell>
          <table:table-cell office:value-type="float" office:value="15903.80761" calcext:value-type="float">
            <text:p>15903.80761</text:p>
          </table:table-cell>
          <table:table-cell office:value-type="float" office:value="-1590" calcext:value-type="float">
            <text:p>-1590</text:p>
          </table:table-cell>
          <table:table-cell office:value-type="string" calcext:value-type="string">
            <text:p>FFFFF9CA</text:p>
          </table:table-cell>
          <table:table-cell office:value-type="float" office:value="1541.38757" calcext:value-type="float">
            <text:p>1541.3875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49" calcext:value-type="float">
            <text:p>249</text:p>
          </table:table-cell>
          <table:table-cell office:value-type="float" office:value="15967.93554" calcext:value-type="float">
            <text:p>15967.93554</text:p>
          </table:table-cell>
          <table:table-cell office:value-type="float" office:value="-1594" calcext:value-type="float">
            <text:p>-1594</text:p>
          </table:table-cell>
          <table:table-cell office:value-type="string" calcext:value-type="string">
            <text:p>FFFFF9C6</text:p>
          </table:table-cell>
          <table:table-cell office:value-type="float" office:value="1606.51855" calcext:value-type="float">
            <text:p>1606.51855</text:p>
          </table:table-cell>
        </table:table-row>
        <table:table-row table:style-name="ro1">
          <table:table-cell office:value-type="string" calcext:value-type="string">
            <text:p>1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0T20:23:12.869196867</dc:date>
    <meta:editing-duration>PT9M53S</meta:editing-duration>
    <meta:editing-cycles>1</meta:editing-cycles>
    <meta:document-statistic meta:table-count="1" meta:cell-count="152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6.551cm" svg:height="54.639cm" xlink:href=".." xlink:type="simple" chart:class="chart:scatter" chart:style-name="ch1">
        <chart:legend chart:legend-position="end" svg:x="213.725cm" svg:y="27.02cm" style:legend-expansion="high" chart:style-name="ch2"/>
        <chart:plot-area chart:style-name="ch3" table:cell-range-address="Multiple_hz.C22:Multiple_hz.C271 Multiple_hz.F22:Multiple_hz.F271" svg:x="4.331cm" svg:y="1.092cm" svg:width="205.063cm" svg:height="52.455cm">
          <chartooo:coordinate-region svg:x="5.323cm" svg:y="1.291cm" svg:width="203.606cm" svg:height="51.6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ultiple_hz.F22:Multiple_hz.F271" chart:class="chart:scatter">
            <chart:domain table:cell-range-address="Multiple_hz.C22:Multiple_hz.C271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ultiple_hz.C22:Multiple_hz.C271</svg:desc>
                </draw:g>
              </table:table-cell>
              <table:table-cell office:value-type="float" office:value="0">
                <text:p>0</text:p>
                <draw:g>
                  <svg:desc>Multiple_hz.F22:Multiple_hz.F2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12825">
                <text:p>64.12825</text:p>
              </table:table-cell>
              <table:table-cell office:value-type="float" office:value="2813.6831">
                <text:p>2813.6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.25651">
                <text:p>128.25651</text:p>
              </table:table-cell>
              <table:table-cell office:value-type="float" office:value="1665.1156">
                <text:p>1665.1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.38476">
                <text:p>192.38476</text:p>
              </table:table-cell>
              <table:table-cell office:value-type="float" office:value="1161.60668">
                <text:p>1161.60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.51303">
                <text:p>256.51303</text:p>
              </table:table-cell>
              <table:table-cell office:value-type="float" office:value="4364.67626">
                <text:p>4364.67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.64129">
                <text:p>320.64129</text:p>
              </table:table-cell>
              <table:table-cell office:value-type="float" office:value="1530.23266">
                <text:p>1530.23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.76953">
                <text:p>384.76953</text:p>
              </table:table-cell>
              <table:table-cell office:value-type="float" office:value="4707.48242">
                <text:p>4707.48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.89779">
                <text:p>448.89779</text:p>
              </table:table-cell>
              <table:table-cell office:value-type="float" office:value="7227.14013">
                <text:p>7227.14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3.02606">
                <text:p>513.02606</text:p>
              </table:table-cell>
              <table:table-cell office:value-type="float" office:value="4522.37548">
                <text:p>4522.37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7.15429">
                <text:p>577.15429</text:p>
              </table:table-cell>
              <table:table-cell office:value-type="float" office:value="2527.48388">
                <text:p>2527.48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1.28259">
                <text:p>641.28259</text:p>
              </table:table-cell>
              <table:table-cell office:value-type="float" office:value="833.05133">
                <text:p>833.05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5.41082">
                <text:p>705.41082</text:p>
              </table:table-cell>
              <table:table-cell office:value-type="float" office:value="2321.18701">
                <text:p>2321.18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9.53906">
                <text:p>769.53906</text:p>
              </table:table-cell>
              <table:table-cell office:value-type="float" office:value="2387.29077">
                <text:p>2387.29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3.66735">
                <text:p>833.66735</text:p>
              </table:table-cell>
              <table:table-cell office:value-type="float" office:value="1291.66442">
                <text:p>1291.66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7.79559">
                <text:p>897.79559</text:p>
              </table:table-cell>
              <table:table-cell office:value-type="float" office:value="1654.37377">
                <text:p>1654.37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1.92382">
                <text:p>961.92382</text:p>
              </table:table-cell>
              <table:table-cell office:value-type="float" office:value="2175.54418">
                <text:p>2175.54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6.05212">
                <text:p>1026.05212</text:p>
              </table:table-cell>
              <table:table-cell office:value-type="float" office:value="1581.78686">
                <text:p>1581.78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0.18041">
                <text:p>1090.18041</text:p>
              </table:table-cell>
              <table:table-cell office:value-type="float" office:value="1241.93127">
                <text:p>1241.93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4.30859">
                <text:p>1154.30859</text:p>
              </table:table-cell>
              <table:table-cell office:value-type="float" office:value="1930.2445">
                <text:p>1930.2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8.43688">
                <text:p>1218.43688</text:p>
              </table:table-cell>
              <table:table-cell office:value-type="float" office:value="1865.05834">
                <text:p>1865.05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2.56518">
                <text:p>1282.56518</text:p>
              </table:table-cell>
              <table:table-cell office:value-type="float" office:value="1139.85253">
                <text:p>1139.85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6.69335">
                <text:p>1346.69335</text:p>
              </table:table-cell>
              <table:table-cell office:value-type="float" office:value="1596.73083">
                <text:p>1596.73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0.82165">
                <text:p>1410.82165</text:p>
              </table:table-cell>
              <table:table-cell office:value-type="float" office:value="2008.65905">
                <text:p>2008.659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4.94995">
                <text:p>1474.94995</text:p>
              </table:table-cell>
              <table:table-cell office:value-type="float" office:value="1599.20544">
                <text:p>1599.205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9.07812">
                <text:p>1539.07812</text:p>
              </table:table-cell>
              <table:table-cell office:value-type="float" office:value="1313.00671">
                <text:p>1313.00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3.20642">
                <text:p>1603.20642</text:p>
              </table:table-cell>
              <table:table-cell office:value-type="float" office:value="1793.45263">
                <text:p>1793.452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7.33471">
                <text:p>1667.33471</text:p>
              </table:table-cell>
              <table:table-cell office:value-type="float" office:value="1763.26855">
                <text:p>1763.26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1.46289">
                <text:p>1731.46289</text:p>
              </table:table-cell>
              <table:table-cell office:value-type="float" office:value="1371.3562">
                <text:p>1371.35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5.59118">
                <text:p>1795.59118</text:p>
              </table:table-cell>
              <table:table-cell office:value-type="float" office:value="1585.63391">
                <text:p>1585.63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9.71948">
                <text:p>1859.71948</text:p>
              </table:table-cell>
              <table:table-cell office:value-type="float" office:value="1850.62573">
                <text:p>1850.62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3.84765">
                <text:p>1923.84765</text:p>
              </table:table-cell>
              <table:table-cell office:value-type="float" office:value="1560.98461">
                <text:p>1560.98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7.97595">
                <text:p>1987.97595</text:p>
              </table:table-cell>
              <table:table-cell office:value-type="float" office:value="1425.82067">
                <text:p>1425.820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52.10424">
                <text:p>2052.10424</text:p>
              </table:table-cell>
              <table:table-cell office:value-type="float" office:value="1724.78637">
                <text:p>1724.786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6.23242">
                <text:p>2116.23242</text:p>
              </table:table-cell>
              <table:table-cell office:value-type="float" office:value="1723.94812">
                <text:p>1723.94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80.36083">
                <text:p>2180.36083</text:p>
              </table:table-cell>
              <table:table-cell office:value-type="float" office:value="1381.65551">
                <text:p>1381.65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4.48901">
                <text:p>2244.48901</text:p>
              </table:table-cell>
              <table:table-cell office:value-type="float" office:value="1564.14782">
                <text:p>1564.147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8.61718">
                <text:p>2308.61718</text:p>
              </table:table-cell>
              <table:table-cell office:value-type="float" office:value="1782.60131">
                <text:p>1782.60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72.7456">
                <text:p>2372.7456</text:p>
              </table:table-cell>
              <table:table-cell office:value-type="float" office:value="1548.60241">
                <text:p>1548.60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6.87377">
                <text:p>2436.87377</text:p>
              </table:table-cell>
              <table:table-cell office:value-type="float" office:value="1471.05139">
                <text:p>1471.05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1.00195">
                <text:p>2501.00195</text:p>
              </table:table-cell>
              <table:table-cell office:value-type="float" office:value="1734.00854">
                <text:p>1734.008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5.13037">
                <text:p>2565.13037</text:p>
              </table:table-cell>
              <table:table-cell office:value-type="float" office:value="1774.10766">
                <text:p>1774.10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9.25854">
                <text:p>2629.25854</text:p>
              </table:table-cell>
              <table:table-cell office:value-type="float" office:value="1449.72692">
                <text:p>1449.726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93.38671">
                <text:p>2693.38671</text:p>
              </table:table-cell>
              <table:table-cell office:value-type="float" office:value="1546.30541">
                <text:p>1546.30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57.51513">
                <text:p>2757.51513</text:p>
              </table:table-cell>
              <table:table-cell office:value-type="float" office:value="1748.88269">
                <text:p>1748.882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21.64331">
                <text:p>2821.64331</text:p>
              </table:table-cell>
              <table:table-cell office:value-type="float" office:value="1486.15698">
                <text:p>1486.156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5.77148">
                <text:p>2885.77148</text:p>
              </table:table-cell>
              <table:table-cell office:value-type="float" office:value="1414.9519">
                <text:p>1414.95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9.8999">
                <text:p>2949.8999</text:p>
              </table:table-cell>
              <table:table-cell office:value-type="float" office:value="1680.10241">
                <text:p>1680.10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14.02807">
                <text:p>3014.02807</text:p>
              </table:table-cell>
              <table:table-cell office:value-type="float" office:value="1613.77392">
                <text:p>1613.773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78.15625">
                <text:p>3078.15625</text:p>
              </table:table-cell>
              <table:table-cell office:value-type="float" office:value="1309.71008">
                <text:p>1309.71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42.28466">
                <text:p>3142.28466</text:p>
              </table:table-cell>
              <table:table-cell office:value-type="float" office:value="1573.05615">
                <text:p>1573.056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06.41284">
                <text:p>3206.41284</text:p>
              </table:table-cell>
              <table:table-cell office:value-type="float" office:value="1754.68835">
                <text:p>1754.688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70.54101">
                <text:p>3270.54101</text:p>
              </table:table-cell>
              <table:table-cell office:value-type="float" office:value="1494.82666">
                <text:p>1494.82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34.66943">
                <text:p>3334.66943</text:p>
              </table:table-cell>
              <table:table-cell office:value-type="float" office:value="1468.71044">
                <text:p>1468.710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98.7976">
                <text:p>3398.7976</text:p>
              </table:table-cell>
              <table:table-cell office:value-type="float" office:value="1681.94287">
                <text:p>1681.942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62.92578">
                <text:p>3462.92578</text:p>
              </table:table-cell>
              <table:table-cell office:value-type="float" office:value="1642.65869">
                <text:p>1642.65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27.05419">
                <text:p>3527.05419</text:p>
              </table:table-cell>
              <table:table-cell office:value-type="float" office:value="1423.84692">
                <text:p>1423.846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91.18237">
                <text:p>3591.18237</text:p>
              </table:table-cell>
              <table:table-cell office:value-type="float" office:value="1579.34375">
                <text:p>1579.3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55.31054">
                <text:p>3655.31054</text:p>
              </table:table-cell>
              <table:table-cell office:value-type="float" office:value="1706.43518">
                <text:p>1706.435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19.43896">
                <text:p>3719.43896</text:p>
              </table:table-cell>
              <table:table-cell office:value-type="float" office:value="1517.48583">
                <text:p>1517.48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83.56713">
                <text:p>3783.56713</text:p>
              </table:table-cell>
              <table:table-cell office:value-type="float" office:value="1483.5321">
                <text:p>1483.5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47.69531">
                <text:p>3847.69531</text:p>
              </table:table-cell>
              <table:table-cell office:value-type="float" office:value="1667.31054">
                <text:p>1667.310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11.82373">
                <text:p>3911.82373</text:p>
              </table:table-cell>
              <table:table-cell office:value-type="float" office:value="1640.17712">
                <text:p>1640.177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75.9519">
                <text:p>3975.9519</text:p>
              </table:table-cell>
              <table:table-cell office:value-type="float" office:value="1484.25817">
                <text:p>1484.258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40.08007">
                <text:p>4040.08007</text:p>
              </table:table-cell>
              <table:table-cell office:value-type="float" office:value="1570.17248">
                <text:p>1570.172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04.20849">
                <text:p>4104.20849</text:p>
              </table:table-cell>
              <table:table-cell office:value-type="float" office:value="1706.00024">
                <text:p>1706.000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68.33691">
                <text:p>4168.33691</text:p>
              </table:table-cell>
              <table:table-cell office:value-type="float" office:value="1543.24475">
                <text:p>1543.24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32.46484">
                <text:p>4232.46484</text:p>
              </table:table-cell>
              <table:table-cell office:value-type="float" office:value="1487.35559">
                <text:p>1487.355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96.59326">
                <text:p>4296.59326</text:p>
              </table:table-cell>
              <table:table-cell office:value-type="float" office:value="1648.20727">
                <text:p>1648.207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60.72167">
                <text:p>4360.72167</text:p>
              </table:table-cell>
              <table:table-cell office:value-type="float" office:value="1618.526">
                <text:p>1618.5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24.8496">
                <text:p>4424.8496</text:p>
              </table:table-cell>
              <table:table-cell office:value-type="float" office:value="1477.23205">
                <text:p>1477.23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88.97802">
                <text:p>4488.97802</text:p>
              </table:table-cell>
              <table:table-cell office:value-type="float" office:value="1570.1333">
                <text:p>1570.1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53.10644">
                <text:p>4553.10644</text:p>
              </table:table-cell>
              <table:table-cell office:value-type="float" office:value="1716.97497">
                <text:p>1716.974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17.23437">
                <text:p>4617.23437</text:p>
              </table:table-cell>
              <table:table-cell office:value-type="float" office:value="1568.82409">
                <text:p>1568.824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81.36279">
                <text:p>4681.36279</text:p>
              </table:table-cell>
              <table:table-cell office:value-type="float" office:value="1527.89221">
                <text:p>1527.892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45.49121">
                <text:p>4745.49121</text:p>
              </table:table-cell>
              <table:table-cell office:value-type="float" office:value="1677.41638">
                <text:p>1677.416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09.61914">
                <text:p>4809.61914</text:p>
              </table:table-cell>
              <table:table-cell office:value-type="float" office:value="1657.27673">
                <text:p>1657.276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73.74755">
                <text:p>4873.74755</text:p>
              </table:table-cell>
              <table:table-cell office:value-type="float" office:value="1483.38342">
                <text:p>1483.383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37.87597">
                <text:p>4937.87597</text:p>
              </table:table-cell>
              <table:table-cell office:value-type="float" office:value="1574.50976">
                <text:p>1574.509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2.0039">
                <text:p>5002.0039</text:p>
              </table:table-cell>
              <table:table-cell office:value-type="float" office:value="1666.04663">
                <text:p>1666.046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66.13232">
                <text:p>5066.13232</text:p>
              </table:table-cell>
              <table:table-cell office:value-type="float" office:value="1551.73876">
                <text:p>1551.73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30.26074">
                <text:p>5130.26074</text:p>
              </table:table-cell>
              <table:table-cell office:value-type="float" office:value="1493.40747">
                <text:p>1493.407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94.38867">
                <text:p>5194.38867</text:p>
              </table:table-cell>
              <table:table-cell office:value-type="float" office:value="1673.11462">
                <text:p>1673.114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8.51708">
                <text:p>5258.51708</text:p>
              </table:table-cell>
              <table:table-cell office:value-type="float" office:value="1637.47644">
                <text:p>1637.47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22.6455">
                <text:p>5322.6455</text:p>
              </table:table-cell>
              <table:table-cell office:value-type="float" office:value="1471.28356">
                <text:p>1471.283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86.77343">
                <text:p>5386.77343</text:p>
              </table:table-cell>
              <table:table-cell office:value-type="float" office:value="1586.60034">
                <text:p>1586.600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50.90185">
                <text:p>5450.90185</text:p>
              </table:table-cell>
              <table:table-cell office:value-type="float" office:value="1673.72521">
                <text:p>1673.725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15.03027">
                <text:p>5515.03027</text:p>
              </table:table-cell>
              <table:table-cell office:value-type="float" office:value="1556.51074">
                <text:p>1556.510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79.1582">
                <text:p>5579.1582</text:p>
              </table:table-cell>
              <table:table-cell office:value-type="float" office:value="1509.484">
                <text:p>1509.4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43.28662">
                <text:p>5643.28662</text:p>
              </table:table-cell>
              <table:table-cell office:value-type="float" office:value="1661.80603">
                <text:p>1661.806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07.41503">
                <text:p>5707.41503</text:p>
              </table:table-cell>
              <table:table-cell office:value-type="float" office:value="1585.81127">
                <text:p>1585.81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71.54296">
                <text:p>5771.54296</text:p>
              </table:table-cell>
              <table:table-cell office:value-type="float" office:value="1490.84436">
                <text:p>1490.84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35.67138">
                <text:p>5835.67138</text:p>
              </table:table-cell>
              <table:table-cell office:value-type="float" office:value="1575.03735">
                <text:p>1575.037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99.7998">
                <text:p>5899.7998</text:p>
              </table:table-cell>
              <table:table-cell office:value-type="float" office:value="1661.94653">
                <text:p>1661.946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63.92773">
                <text:p>5963.92773</text:p>
              </table:table-cell>
              <table:table-cell office:value-type="float" office:value="1544.8811">
                <text:p>1544.88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28.05615">
                <text:p>6028.05615</text:p>
              </table:table-cell>
              <table:table-cell office:value-type="float" office:value="1521.0371">
                <text:p>1521.03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92.18457">
                <text:p>6092.18457</text:p>
              </table:table-cell>
              <table:table-cell office:value-type="float" office:value="1629.02575">
                <text:p>1629.025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56.3125">
                <text:p>6156.3125</text:p>
              </table:table-cell>
              <table:table-cell office:value-type="float" office:value="1618.83129">
                <text:p>1618.83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20.44091">
                <text:p>6220.44091</text:p>
              </table:table-cell>
              <table:table-cell office:value-type="float" office:value="1502.32934">
                <text:p>1502.329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4.56933">
                <text:p>6284.56933</text:p>
              </table:table-cell>
              <table:table-cell office:value-type="float" office:value="1587.06604">
                <text:p>1587.066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48.69726">
                <text:p>6348.69726</text:p>
              </table:table-cell>
              <table:table-cell office:value-type="float" office:value="1643.51672">
                <text:p>1643.516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12.82568">
                <text:p>6412.82568</text:p>
              </table:table-cell>
              <table:table-cell office:value-type="float" office:value="1553.33776">
                <text:p>1553.337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76.9541">
                <text:p>6476.9541</text:p>
              </table:table-cell>
              <table:table-cell office:value-type="float" office:value="1499.76867">
                <text:p>1499.768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41.08203">
                <text:p>6541.08203</text:p>
              </table:table-cell>
              <table:table-cell office:value-type="float" office:value="1634.23193">
                <text:p>1634.231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05.21044">
                <text:p>6605.21044</text:p>
              </table:table-cell>
              <table:table-cell office:value-type="float" office:value="1621.4497">
                <text:p>1621.44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69.33886">
                <text:p>6669.33886</text:p>
              </table:table-cell>
              <table:table-cell office:value-type="float" office:value="1523.9652">
                <text:p>1523.96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33.46679">
                <text:p>6733.46679</text:p>
              </table:table-cell>
              <table:table-cell office:value-type="float" office:value="1553.78112">
                <text:p>1553.78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97.59521">
                <text:p>6797.59521</text:p>
              </table:table-cell>
              <table:table-cell office:value-type="float" office:value="1645.98706">
                <text:p>1645.987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61.72363">
                <text:p>6861.72363</text:p>
              </table:table-cell>
              <table:table-cell office:value-type="float" office:value="1534.88757">
                <text:p>1534.887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25.85156">
                <text:p>6925.85156</text:p>
              </table:table-cell>
              <table:table-cell office:value-type="float" office:value="1518.81982">
                <text:p>1518.819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89.97998">
                <text:p>6989.97998</text:p>
              </table:table-cell>
              <table:table-cell office:value-type="float" office:value="1622.08728">
                <text:p>1622.08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54.10839">
                <text:p>7054.10839</text:p>
              </table:table-cell>
              <table:table-cell office:value-type="float" office:value="1596.06921">
                <text:p>1596.069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18.23632">
                <text:p>7118.23632</text:p>
              </table:table-cell>
              <table:table-cell office:value-type="float" office:value="1508.63537">
                <text:p>1508.635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82.36474">
                <text:p>7182.36474</text:p>
              </table:table-cell>
              <table:table-cell office:value-type="float" office:value="1568.58776">
                <text:p>1568.587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46.49316">
                <text:p>7246.49316</text:p>
              </table:table-cell>
              <table:table-cell office:value-type="float" office:value="1664.97827">
                <text:p>1664.978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10.62109">
                <text:p>7310.62109</text:p>
              </table:table-cell>
              <table:table-cell office:value-type="float" office:value="1566.92272">
                <text:p>1566.922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74.74951">
                <text:p>7374.74951</text:p>
              </table:table-cell>
              <table:table-cell office:value-type="float" office:value="1518.47546">
                <text:p>1518.475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38.87792">
                <text:p>7438.87792</text:p>
              </table:table-cell>
              <table:table-cell office:value-type="float" office:value="1608.52905">
                <text:p>1608.529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3.00585">
                <text:p>7503.00585</text:p>
              </table:table-cell>
              <table:table-cell office:value-type="float" office:value="1611.53466">
                <text:p>1611.534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67.13427">
                <text:p>7567.13427</text:p>
              </table:table-cell>
              <table:table-cell office:value-type="float" office:value="1531.50146">
                <text:p>1531.501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31.26269">
                <text:p>7631.26269</text:p>
              </table:table-cell>
              <table:table-cell office:value-type="float" office:value="1577.12878">
                <text:p>1577.128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95.39062">
                <text:p>7695.39062</text:p>
              </table:table-cell>
              <table:table-cell office:value-type="float" office:value="1637.37023">
                <text:p>1637.370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59.51904">
                <text:p>7759.51904</text:p>
              </table:table-cell>
              <table:table-cell office:value-type="float" office:value="1529.39514">
                <text:p>1529.395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23.64746">
                <text:p>7823.64746</text:p>
              </table:table-cell>
              <table:table-cell office:value-type="float" office:value="1515.81152">
                <text:p>1515.811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87.77539">
                <text:p>7887.77539</text:p>
              </table:table-cell>
              <table:table-cell office:value-type="float" office:value="1607.60412">
                <text:p>1607.604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51.9038">
                <text:p>7951.9038</text:p>
              </table:table-cell>
              <table:table-cell office:value-type="float" office:value="1602.94714">
                <text:p>1602.947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16.03222">
                <text:p>8016.03222</text:p>
              </table:table-cell>
              <table:table-cell office:value-type="float" office:value="1516.5675">
                <text:p>1516.56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80.16015">
                <text:p>8080.16015</text:p>
              </table:table-cell>
              <table:table-cell office:value-type="float" office:value="1572.04809">
                <text:p>1572.048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144.28857">
                <text:p>8144.28857</text:p>
              </table:table-cell>
              <table:table-cell office:value-type="float" office:value="1619.9624">
                <text:p>1619.96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208.41699">
                <text:p>8208.41699</text:p>
              </table:table-cell>
              <table:table-cell office:value-type="float" office:value="1559.54309">
                <text:p>1559.543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72.54492">
                <text:p>8272.54492</text:p>
              </table:table-cell>
              <table:table-cell office:value-type="float" office:value="1538.10205">
                <text:p>1538.102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336.67382">
                <text:p>8336.67382</text:p>
              </table:table-cell>
              <table:table-cell office:value-type="float" office:value="1633.02282">
                <text:p>1633.022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400.80175">
                <text:p>8400.80175</text:p>
              </table:table-cell>
              <table:table-cell office:value-type="float" office:value="1615.44873">
                <text:p>1615.448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464.92968">
                <text:p>8464.92968</text:p>
              </table:table-cell>
              <table:table-cell office:value-type="float" office:value="1527.42993">
                <text:p>1527.429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529.05859">
                <text:p>8529.05859</text:p>
              </table:table-cell>
              <table:table-cell office:value-type="float" office:value="1562.66198">
                <text:p>1562.661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93.18652">
                <text:p>8593.18652</text:p>
              </table:table-cell>
              <table:table-cell office:value-type="float" office:value="1631.76708">
                <text:p>1631.767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57.31445">
                <text:p>8657.31445</text:p>
              </table:table-cell>
              <table:table-cell office:value-type="float" office:value="1563.7727">
                <text:p>1563.7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721.44335">
                <text:p>8721.44335</text:p>
              </table:table-cell>
              <table:table-cell office:value-type="float" office:value="1538.52014">
                <text:p>1538.520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785.57128">
                <text:p>8785.57128</text:p>
              </table:table-cell>
              <table:table-cell office:value-type="float" office:value="1607.77221">
                <text:p>1607.772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849.69921">
                <text:p>8849.69921</text:p>
              </table:table-cell>
              <table:table-cell office:value-type="float" office:value="1608.90954">
                <text:p>1608.909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13.82812">
                <text:p>8913.82812</text:p>
              </table:table-cell>
              <table:table-cell office:value-type="float" office:value="1524.90747">
                <text:p>1524.907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77.95605">
                <text:p>8977.95605</text:p>
              </table:table-cell>
              <table:table-cell office:value-type="float" office:value="1565.78698">
                <text:p>1565.786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42.08398">
                <text:p>9042.08398</text:p>
              </table:table-cell>
              <table:table-cell office:value-type="float" office:value="1641.54821">
                <text:p>1641.548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06.21289">
                <text:p>9106.21289</text:p>
              </table:table-cell>
              <table:table-cell office:value-type="float" office:value="1548.10473">
                <text:p>1548.104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70.34082">
                <text:p>9170.34082</text:p>
              </table:table-cell>
              <table:table-cell office:value-type="float" office:value="1530.35656">
                <text:p>1530.356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34.46875">
                <text:p>9234.46875</text:p>
              </table:table-cell>
              <table:table-cell office:value-type="float" office:value="1613.20556">
                <text:p>1613.205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98.59765">
                <text:p>9298.59765</text:p>
              </table:table-cell>
              <table:table-cell office:value-type="float" office:value="1612.29943">
                <text:p>1612.299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62.72558">
                <text:p>9362.72558</text:p>
              </table:table-cell>
              <table:table-cell office:value-type="float" office:value="1537.32873">
                <text:p>1537.328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26.85351">
                <text:p>9426.85351</text:p>
              </table:table-cell>
              <table:table-cell office:value-type="float" office:value="1561.05822">
                <text:p>1561.058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90.98242">
                <text:p>9490.98242</text:p>
              </table:table-cell>
              <table:table-cell office:value-type="float" office:value="1658.85864">
                <text:p>1658.858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55.11035">
                <text:p>9555.11035</text:p>
              </table:table-cell>
              <table:table-cell office:value-type="float" office:value="1557.05017">
                <text:p>1557.050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619.23828">
                <text:p>9619.23828</text:p>
              </table:table-cell>
              <table:table-cell office:value-type="float" office:value="1525.42285">
                <text:p>1525.422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83.36718">
                <text:p>9683.36718</text:p>
              </table:table-cell>
              <table:table-cell office:value-type="float" office:value="1624.78002">
                <text:p>1624.780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47.49511">
                <text:p>9747.49511</text:p>
              </table:table-cell>
              <table:table-cell office:value-type="float" office:value="1611.16821">
                <text:p>1611.168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811.62304">
                <text:p>9811.62304</text:p>
              </table:table-cell>
              <table:table-cell office:value-type="float" office:value="1523.21154">
                <text:p>1523.211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875.75195">
                <text:p>9875.75195</text:p>
              </table:table-cell>
              <table:table-cell office:value-type="float" office:value="1564.67639">
                <text:p>1564.676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39.87988">
                <text:p>9939.87988</text:p>
              </table:table-cell>
              <table:table-cell office:value-type="float" office:value="1622.73815">
                <text:p>1622.738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04.00781">
                <text:p>10004.00781</text:p>
              </table:table-cell>
              <table:table-cell office:value-type="float" office:value="1565.56433">
                <text:p>1565.564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68.13671">
                <text:p>10068.13671</text:p>
              </table:table-cell>
              <table:table-cell office:value-type="float" office:value="1530.3059">
                <text:p>1530.30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132.26464">
                <text:p>10132.26464</text:p>
              </table:table-cell>
              <table:table-cell office:value-type="float" office:value="1605.94689">
                <text:p>1605.946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196.39257">
                <text:p>10196.39257</text:p>
              </table:table-cell>
              <table:table-cell office:value-type="float" office:value="1614.30859">
                <text:p>1614.308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260.52148">
                <text:p>10260.52148</text:p>
              </table:table-cell>
              <table:table-cell office:value-type="float" office:value="1512.95092">
                <text:p>1512.950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24.64941">
                <text:p>10324.64941</text:p>
              </table:table-cell>
              <table:table-cell office:value-type="float" office:value="1564.67309">
                <text:p>1564.673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388.77734">
                <text:p>10388.77734</text:p>
              </table:table-cell>
              <table:table-cell office:value-type="float" office:value="1627.93078">
                <text:p>1627.930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452.90625">
                <text:p>10452.90625</text:p>
              </table:table-cell>
              <table:table-cell office:value-type="float" office:value="1566.906">
                <text:p>1566.9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517.03417">
                <text:p>10517.03417</text:p>
              </table:table-cell>
              <table:table-cell office:value-type="float" office:value="1532.85827">
                <text:p>1532.858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581.1621">
                <text:p>10581.1621</text:p>
              </table:table-cell>
              <table:table-cell office:value-type="float" office:value="1624.21643">
                <text:p>1624.216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645.29101">
                <text:p>10645.29101</text:p>
              </table:table-cell>
              <table:table-cell office:value-type="float" office:value="1611.65075">
                <text:p>1611.650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709.41894">
                <text:p>10709.41894</text:p>
              </table:table-cell>
              <table:table-cell office:value-type="float" office:value="1514.74938">
                <text:p>1514.749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773.54687">
                <text:p>10773.54687</text:p>
              </table:table-cell>
              <table:table-cell office:value-type="float" office:value="1579.95373">
                <text:p>1579.953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837.67578">
                <text:p>10837.67578</text:p>
              </table:table-cell>
              <table:table-cell office:value-type="float" office:value="1620.81811">
                <text:p>1620.818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901.80371">
                <text:p>10901.80371</text:p>
              </table:table-cell>
              <table:table-cell office:value-type="float" office:value="1564.24572">
                <text:p>1564.245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965.93164">
                <text:p>10965.93164</text:p>
              </table:table-cell>
              <table:table-cell office:value-type="float" office:value="1537.04162">
                <text:p>1537.041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030.06054">
                <text:p>11030.06054</text:p>
              </table:table-cell>
              <table:table-cell office:value-type="float" office:value="1591.7821">
                <text:p>1591.78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094.18847">
                <text:p>11094.18847</text:p>
              </table:table-cell>
              <table:table-cell office:value-type="float" office:value="1625.17248">
                <text:p>1625.172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158.3164">
                <text:p>11158.3164</text:p>
              </table:table-cell>
              <table:table-cell office:value-type="float" office:value="1526.37243">
                <text:p>1526.372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222.44531">
                <text:p>11222.44531</text:p>
              </table:table-cell>
              <table:table-cell office:value-type="float" office:value="1569.86987">
                <text:p>1569.869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86.57324">
                <text:p>11286.57324</text:p>
              </table:table-cell>
              <table:table-cell office:value-type="float" office:value="1643.16931">
                <text:p>1643.169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50.70117">
                <text:p>11350.70117</text:p>
              </table:table-cell>
              <table:table-cell office:value-type="float" office:value="1574.22094">
                <text:p>1574.220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414.83007">
                <text:p>11414.83007</text:p>
              </table:table-cell>
              <table:table-cell office:value-type="float" office:value="1527.54345">
                <text:p>1527.543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478.958">
                <text:p>11478.958</text:p>
              </table:table-cell>
              <table:table-cell office:value-type="float" office:value="1613.07507">
                <text:p>1613.075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543.08593">
                <text:p>11543.08593</text:p>
              </table:table-cell>
              <table:table-cell office:value-type="float" office:value="1612.29064">
                <text:p>1612.290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607.21484">
                <text:p>11607.21484</text:p>
              </table:table-cell>
              <table:table-cell office:value-type="float" office:value="1532.54467">
                <text:p>1532.544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671.34277">
                <text:p>11671.34277</text:p>
              </table:table-cell>
              <table:table-cell office:value-type="float" office:value="1570.48291">
                <text:p>1570.482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35.4707">
                <text:p>11735.4707</text:p>
              </table:table-cell>
              <table:table-cell office:value-type="float" office:value="1617.22204">
                <text:p>1617.222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99.5996">
                <text:p>11799.5996</text:p>
              </table:table-cell>
              <table:table-cell office:value-type="float" office:value="1576.07482">
                <text:p>1576.074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863.72753">
                <text:p>11863.72753</text:p>
              </table:table-cell>
              <table:table-cell office:value-type="float" office:value="1543.36035">
                <text:p>1543.360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927.85546">
                <text:p>11927.85546</text:p>
              </table:table-cell>
              <table:table-cell office:value-type="float" office:value="1616.39819">
                <text:p>1616.398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991.98437">
                <text:p>11991.98437</text:p>
              </table:table-cell>
              <table:table-cell office:value-type="float" office:value="1606.82592">
                <text:p>1606.825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056.1123">
                <text:p>12056.1123</text:p>
              </table:table-cell>
              <table:table-cell office:value-type="float" office:value="1525.86999">
                <text:p>1525.869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120.24023">
                <text:p>12120.24023</text:p>
              </table:table-cell>
              <table:table-cell office:value-type="float" office:value="1570.17858">
                <text:p>1570.178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184.36914">
                <text:p>12184.36914</text:p>
              </table:table-cell>
              <table:table-cell office:value-type="float" office:value="1628.74707">
                <text:p>1628.747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248.49707">
                <text:p>12248.49707</text:p>
              </table:table-cell>
              <table:table-cell office:value-type="float" office:value="1563.63024">
                <text:p>1563.630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312.625">
                <text:p>12312.625</text:p>
              </table:table-cell>
              <table:table-cell office:value-type="float" office:value="1525.86706">
                <text:p>1525.867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376.7539">
                <text:p>12376.7539</text:p>
              </table:table-cell>
              <table:table-cell office:value-type="float" office:value="1603.17077">
                <text:p>1603.170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440.88183">
                <text:p>12440.88183</text:p>
              </table:table-cell>
              <table:table-cell office:value-type="float" office:value="1617.07739">
                <text:p>1617.077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05.00976">
                <text:p>12505.00976</text:p>
              </table:table-cell>
              <table:table-cell office:value-type="float" office:value="1538.87463">
                <text:p>1538.874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569.13867">
                <text:p>12569.13867</text:p>
              </table:table-cell>
              <table:table-cell office:value-type="float" office:value="1571.36914">
                <text:p>1571.369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633.2666">
                <text:p>12633.2666</text:p>
              </table:table-cell>
              <table:table-cell office:value-type="float" office:value="1625.005">
                <text:p>1625.0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697.39453">
                <text:p>12697.39453</text:p>
              </table:table-cell>
              <table:table-cell office:value-type="float" office:value="1556.37854">
                <text:p>1556.378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761.52343">
                <text:p>12761.52343</text:p>
              </table:table-cell>
              <table:table-cell office:value-type="float" office:value="1521.76916">
                <text:p>1521.769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825.65136">
                <text:p>12825.65136</text:p>
              </table:table-cell>
              <table:table-cell office:value-type="float" office:value="1597.18005">
                <text:p>1597.180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889.77929">
                <text:p>12889.77929</text:p>
              </table:table-cell>
              <table:table-cell office:value-type="float" office:value="1600.57104">
                <text:p>1600.571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953.9082">
                <text:p>12953.9082</text:p>
              </table:table-cell>
              <table:table-cell office:value-type="float" office:value="1537.15686">
                <text:p>1537.156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18.03613">
                <text:p>13018.03613</text:p>
              </table:table-cell>
              <table:table-cell office:value-type="float" office:value="1561.25805">
                <text:p>1561.258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082.16406">
                <text:p>13082.16406</text:p>
              </table:table-cell>
              <table:table-cell office:value-type="float" office:value="1641.33349">
                <text:p>1641.333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146.29296">
                <text:p>13146.29296</text:p>
              </table:table-cell>
              <table:table-cell office:value-type="float" office:value="1561.66809">
                <text:p>1561.668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210.42089">
                <text:p>13210.42089</text:p>
              </table:table-cell>
              <table:table-cell office:value-type="float" office:value="1523.63439">
                <text:p>1523.634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274.54882">
                <text:p>13274.54882</text:p>
              </table:table-cell>
              <table:table-cell office:value-type="float" office:value="1619.2832">
                <text:p>1619.28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338.67773">
                <text:p>13338.67773</text:p>
              </table:table-cell>
              <table:table-cell office:value-type="float" office:value="1599.23217">
                <text:p>1599.232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402.80566">
                <text:p>13402.80566</text:p>
              </table:table-cell>
              <table:table-cell office:value-type="float" office:value="1529.42443">
                <text:p>1529.424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466.93359">
                <text:p>13466.93359</text:p>
              </table:table-cell>
              <table:table-cell office:value-type="float" office:value="1563.80334">
                <text:p>1563.803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531.0625">
                <text:p>13531.0625</text:p>
              </table:table-cell>
              <table:table-cell office:value-type="float" office:value="1621.55371">
                <text:p>1621.553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595.19042">
                <text:p>13595.19042</text:p>
              </table:table-cell>
              <table:table-cell office:value-type="float" office:value="1555.33752">
                <text:p>1555.337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659.31835">
                <text:p>13659.31835</text:p>
              </table:table-cell>
              <table:table-cell office:value-type="float" office:value="1537.88488">
                <text:p>1537.884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723.44726">
                <text:p>13723.44726</text:p>
              </table:table-cell>
              <table:table-cell office:value-type="float" office:value="1608.03369">
                <text:p>1608.033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787.57519">
                <text:p>13787.57519</text:p>
              </table:table-cell>
              <table:table-cell office:value-type="float" office:value="1600.84497">
                <text:p>1600.844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851.70312">
                <text:p>13851.70312</text:p>
              </table:table-cell>
              <table:table-cell office:value-type="float" office:value="1535.07482">
                <text:p>1535.074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915.83203">
                <text:p>13915.83203</text:p>
              </table:table-cell>
              <table:table-cell office:value-type="float" office:value="1565.60656">
                <text:p>1565.606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979.95996">
                <text:p>13979.95996</text:p>
              </table:table-cell>
              <table:table-cell office:value-type="float" office:value="1617.26147">
                <text:p>1617.261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44.08789">
                <text:p>14044.08789</text:p>
              </table:table-cell>
              <table:table-cell office:value-type="float" office:value="1564.9309">
                <text:p>1564.93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108.21679">
                <text:p>14108.21679</text:p>
              </table:table-cell>
              <table:table-cell office:value-type="float" office:value="1537.27319">
                <text:p>1537.273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172.34472">
                <text:p>14172.34472</text:p>
              </table:table-cell>
              <table:table-cell office:value-type="float" office:value="1604.49658">
                <text:p>1604.496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236.47265">
                <text:p>14236.47265</text:p>
              </table:table-cell>
              <table:table-cell office:value-type="float" office:value="1602.81701">
                <text:p>1602.817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300.60156">
                <text:p>14300.60156</text:p>
              </table:table-cell>
              <table:table-cell office:value-type="float" office:value="1534.51599">
                <text:p>1534.515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364.72949">
                <text:p>14364.72949</text:p>
              </table:table-cell>
              <table:table-cell office:value-type="float" office:value="1567.91003">
                <text:p>1567.910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428.85742">
                <text:p>14428.85742</text:p>
              </table:table-cell>
              <table:table-cell office:value-type="float" office:value="1623.10583">
                <text:p>1623.105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492.98632">
                <text:p>14492.98632</text:p>
              </table:table-cell>
              <table:table-cell office:value-type="float" office:value="1573.76391">
                <text:p>1573.763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557.11425">
                <text:p>14557.11425</text:p>
              </table:table-cell>
              <table:table-cell office:value-type="float" office:value="1528.41943">
                <text:p>1528.419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621.24218">
                <text:p>14621.24218</text:p>
              </table:table-cell>
              <table:table-cell office:value-type="float" office:value="1618.32116">
                <text:p>1618.321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685.37109">
                <text:p>14685.37109</text:p>
              </table:table-cell>
              <table:table-cell office:value-type="float" office:value="1600.57556">
                <text:p>1600.575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49.49902">
                <text:p>14749.49902</text:p>
              </table:table-cell>
              <table:table-cell office:value-type="float" office:value="1545.10241">
                <text:p>1545.102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813.62695">
                <text:p>14813.62695</text:p>
              </table:table-cell>
              <table:table-cell office:value-type="float" office:value="1570.52343">
                <text:p>1570.523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877.75585">
                <text:p>14877.75585</text:p>
              </table:table-cell>
              <table:table-cell office:value-type="float" office:value="1625.1549">
                <text:p>1625.15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941.88378">
                <text:p>14941.88378</text:p>
              </table:table-cell>
              <table:table-cell office:value-type="float" office:value="1573.04931">
                <text:p>1573.049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006.01171">
                <text:p>15006.01171</text:p>
              </table:table-cell>
              <table:table-cell office:value-type="float" office:value="1529.70495">
                <text:p>1529.704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070.14062">
                <text:p>15070.14062</text:p>
              </table:table-cell>
              <table:table-cell office:value-type="float" office:value="1602.76403">
                <text:p>1602.764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134.26855">
                <text:p>15134.26855</text:p>
              </table:table-cell>
              <table:table-cell office:value-type="float" office:value="1596.8081">
                <text:p>1596.80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198.39648">
                <text:p>15198.39648</text:p>
              </table:table-cell>
              <table:table-cell office:value-type="float" office:value="1533.36535">
                <text:p>1533.365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262.52539">
                <text:p>15262.52539</text:p>
              </table:table-cell>
              <table:table-cell office:value-type="float" office:value="1568.33752">
                <text:p>1568.337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26.65332">
                <text:p>15326.65332</text:p>
              </table:table-cell>
              <table:table-cell office:value-type="float" office:value="1618.01635">
                <text:p>1618.016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90.78125">
                <text:p>15390.78125</text:p>
              </table:table-cell>
              <table:table-cell office:value-type="float" office:value="1557.28857">
                <text:p>1557.288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54.91015">
                <text:p>15454.91015</text:p>
              </table:table-cell>
              <table:table-cell office:value-type="float" office:value="1537.23388">
                <text:p>1537.233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519.03808">
                <text:p>15519.03808</text:p>
              </table:table-cell>
              <table:table-cell office:value-type="float" office:value="1608.73474">
                <text:p>1608.734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583.16601">
                <text:p>15583.16601</text:p>
              </table:table-cell>
              <table:table-cell office:value-type="float" office:value="1611.93188">
                <text:p>1611.931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647.29492">
                <text:p>15647.29492</text:p>
              </table:table-cell>
              <table:table-cell office:value-type="float" office:value="1537.2666">
                <text:p>1537.26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11.42285">
                <text:p>15711.42285</text:p>
              </table:table-cell>
              <table:table-cell office:value-type="float" office:value="1565.3446">
                <text:p>1565.34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75.55078">
                <text:p>15775.55078</text:p>
              </table:table-cell>
              <table:table-cell office:value-type="float" office:value="1628.4602">
                <text:p>1628.46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839.67968">
                <text:p>15839.67968</text:p>
              </table:table-cell>
              <table:table-cell office:value-type="float" office:value="1559.85058">
                <text:p>1559.850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903.80761">
                <text:p>15903.80761</text:p>
              </table:table-cell>
              <table:table-cell office:value-type="float" office:value="1541.38757">
                <text:p>1541.387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967.93554">
                <text:p>15967.93554</text:p>
              </table:table-cell>
              <table:table-cell office:value-type="float" office:value="1606.51855">
                <text:p>1606.51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